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text-properties fo:language="en" fo:country="US" style:language-complex="ar" style:country-complex="SA"/>
    </style:style>
    <style:style style:name="P2" style:family="paragraph" style:parent-style-name="Body">
      <style:text-properties fo:color="#000000" style:font-name="Arial" fo:font-size="10pt" style:font-name-asian="Consolas" style:font-size-asian="10pt" style:font-name-complex="Consolas" style:font-size-complex="10pt"/>
    </style:style>
    <style:style style:name="P3"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text-properties fo:language="en" fo:country="US" style:language-complex="ar" style:country-complex="SA"/>
    </style:style>
    <style:style style:name="P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text-properties fo:color="#000000" fo:language="en" fo:country="US" fo:font-style="normal" style:font-style-asian="normal" style:language-complex="ar" style:country-complex="SA" style:font-style-complex="normal"/>
    </style:style>
    <style:style style:name="P11" style:family="paragraph" style:parent-style-name="Body">
      <style:text-properties fo:color="#000000" fo:language="en" fo:country="US" fo:font-weight="normal" style:font-weight-asian="normal" style:language-complex="ar" style:country-complex="SA" style:font-weight-complex="normal"/>
    </style:style>
    <style:style style:name="P12"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17"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19"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0"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1"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CellBody">
      <style:paragraph-properties style:snap-to-layout-grid="false"/>
      <style:text-properties fo:language="en" fo:country="US" style:language-complex="ar" style:country-complex="SA"/>
    </style:style>
    <style:style style:name="P27" style:family="paragraph" style:parent-style-name="CellBody">
      <style:text-properties fo:color="#000000" fo:language="en" fo:country="US" fo:font-style="normal"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9" style:family="paragraph" style:parent-style-name="Document_20_Title">
      <style:text-properties fo:language="en" fo:country="US" style:language-complex="ar" style:country-complex="SA"/>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6" style:family="paragraph" style:parent-style-name="Definition_20_Term">
      <style:text-properties fo:language="en" fo:country="US" style:language-complex="ar" style:country-complex="SA"/>
    </style:style>
    <style:style style:name="P37" style:family="paragraph" style:parent-style-name="CellBody" style:list-style-name="L3">
      <style:paragraph-properties style:snap-to-layout-grid="false"/>
      <style:text-properties fo:color="#000000" fo:language="en" fo:country="US" fo:font-style="normal" style:font-style-asian="normal" style:language-complex="ar" style:country-complex="SA" style:font-style-complex="normal"/>
    </style:style>
    <style:style style:name="P3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9" style:family="paragraph" style:parent-style-name="CellBody" style:list-style-name="L6">
      <style:paragraph-properties style:snap-to-layout-grid="false"/>
      <style:text-properties fo:color="#000000" fo:language="en" fo:country="US" fo:font-style="normal" style:font-style-asian="normal" style:language-complex="ar" style:country-complex="SA" style:font-style-complex="normal"/>
    </style:style>
    <style:style style:name="P40" style:family="paragraph" style:parent-style-name="CellBody">
      <style:paragraph-properties style:snap-to-layout-grid="false"/>
      <style:text-properties fo:language="en" fo:country="US" style:language-complex="ar" style:country-complex="SA"/>
    </style:style>
    <style:style style:name="P4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2" style:family="paragraph" style:parent-style-name="Body">
      <style:text-properties fo:language="en" fo:country="US" style:language-complex="ar" style:country-complex="SA"/>
    </style:style>
    <style:style style:name="P43" style:family="paragraph" style:parent-style-name="Body" style:list-style-name="L2">
      <style:text-properties fo:language="en" fo:country="US" style:language-complex="ar" style:country-complex="SA"/>
    </style:style>
    <style:style style:name="P44" style:family="paragraph" style:parent-style-name="Body" style:list-style-name="L1">
      <style:text-properties fo:language="en" fo:country="US" style:language-complex="ar" style:country-complex="SA"/>
    </style:style>
    <style:style style:name="P45" style:family="paragraph" style:parent-style-name="Body" style:list-style-name="L5">
      <style:text-properties fo:language="en" fo:country="US" style:language-complex="ar" style:country-complex="SA"/>
    </style:style>
    <style:style style:name="P46" style:family="paragraph" style:parent-style-name="Body">
      <style:text-properties fo:color="#000000" style:font-name="Arial" fo:font-size="10pt" style:font-name-asian="Consolas" style:font-size-asian="10pt" style:font-name-complex="Consolas" style:font-size-complex="10pt"/>
    </style:style>
    <style:style style:name="P47" style:family="paragraph" style:parent-style-name="Body" style:list-style-name="L4"/>
    <style:style style:name="P48"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49" style:family="paragraph" style:parent-style-name="Heading_20_4">
      <style:text-properties fo:language="en" fo:country="US" style:language-complex="ar" style:country-complex="SA"/>
    </style:style>
    <style:style style:name="P50" style:family="paragraph" style:parent-style-name="Heading_20_3">
      <style:text-properties fo:language="en" fo:country="US" style:language-complex="ar" style:country-complex="SA"/>
    </style:style>
    <style:style style:name="P51" style:family="paragraph" style:parent-style-name="Heading_20_2">
      <style:text-properties fo:language="en" fo:country="US" style:language-complex="ar" style:country-complex="SA"/>
    </style:style>
    <style:style style:name="P52" style:family="paragraph" style:parent-style-name="Heading_20_1">
      <style:text-properties fo:language="en" fo:country="US" style:language-complex="ar" style:country-complex="SA"/>
    </style:style>
    <style:style style:name="P53" style:family="paragraph" style:parent-style-name="Heading_20_1">
      <style:paragraph-properties fo:break-before="page"/>
      <style:text-properties fo:language="en" fo:country="US" style:language-complex="ar" style:country-complex="SA"/>
    </style:style>
    <style:style style:name="P54" style:family="paragraph" style:parent-style-name="Standard" style:list-style-name="">
      <style:paragraph-properties fo:line-height="0.1945in"/>
      <style:text-properties style:use-window-font-color="true"/>
    </style:style>
    <style:style style:name="P55" style:family="paragraph" style:parent-style-name="Standard" style:list-style-name="">
      <style:paragraph-properties fo:line-height="0.1846in"/>
      <style:text-properties style:use-window-font-color="true"/>
    </style:style>
    <style:style style:name="P56" style:family="paragraph" style:parent-style-name="Standard" style:list-style-name=""/>
    <style:style style:name="P57" style:family="paragraph" style:parent-style-name="Standard" style:list-style-name="">
      <style:paragraph-properties fo:keep-together="always"/>
    </style:style>
    <style:style style:name="P58" style:family="paragraph" style:parent-style-name="Standard" style:list-style-name="">
      <style:text-properties fo:font-size="10pt" style:font-size-asian="10pt" style:font-size-complex="10pt"/>
    </style:style>
    <style:style style:name="P59"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60" style:family="paragraph" style:parent-style-name="Standard" style:list-style-name="RTF_5f_Num_20_2">
      <style:paragraph-properties fo:margin-left="0in" fo:margin-right="0in" fo:text-indent="0in" style:auto-text-indent="false">
        <style:tab-stops/>
      </style:paragraph-properties>
    </style:style>
    <style:style style:name="P61" style:family="paragraph" style:parent-style-name="Standard" style:list-style-name="RTF_5f_Num_20_3">
      <style:paragraph-properties fo:margin-left="0in" fo:margin-right="0in" fo:text-indent="0in" style:auto-text-indent="false">
        <style:tab-stops/>
      </style:paragraph-properties>
    </style:style>
    <style:style style:name="P62"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63"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64"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6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6" style:family="paragraph" style:parent-style-name="Standard" style:list-style-name="">
      <style:paragraph-properties fo:margin-left="0.5in" fo:margin-right="0in" fo:margin-top="0in" fo:margin-bottom="0.1945in" fo:text-indent="0in" style:auto-text-indent="false"/>
    </style:style>
    <style:style style:name="P6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margin-top="0in" fo:margin-bottom="0.1665in" fo:text-indent="0in" style:auto-text-indent="false"/>
    </style:style>
    <style:style style:name="P71" style:family="paragraph" style:parent-style-name="Standard" style:list-style-name="">
      <style:paragraph-properties fo:margin-top="0in" fo:margin-bottom="0.1945in"/>
      <style:text-properties fo:font-size="9pt" style:font-size-asian="9pt" style:font-size-complex="9pt"/>
    </style:style>
    <style:style style:name="P72" style:family="paragraph" style:parent-style-name="Standard" style:list-style-name="">
      <style:paragraph-properties fo:margin-top="0in" fo:margin-bottom="0.1945in" fo:keep-together="always"/>
    </style:style>
    <style:style style:name="P73" style:family="paragraph" style:parent-style-name="Standard" style:list-style-name="">
      <style:paragraph-properties fo:margin-top="0in" fo:margin-bottom="0.1945in"/>
    </style:style>
    <style:style style:name="P74" style:family="paragraph" style:parent-style-name="Standard" style:list-style-name="">
      <style:paragraph-properties fo:margin-top="0in" fo:margin-bottom="0.1945in"/>
      <style:text-properties fo:font-size="10pt" style:font-size-asian="10pt" style:font-size-complex="10pt"/>
    </style:style>
    <style:style style:name="P75" style:family="paragraph" style:parent-style-name="Standard" style:list-style-name="">
      <style:paragraph-properties fo:margin-top="0.0374in" fo:margin-bottom="0.0374in"/>
      <style:text-properties fo:font-size="9pt" style:font-size-asian="9pt" style:font-size-complex="9pt"/>
    </style:style>
    <style:style style:name="P7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7" style:family="paragraph" style:parent-style-name="Standard" style:list-style-name="">
      <style:paragraph-properties fo:margin-top="0.0374in" fo:margin-bottom="0.0374in"/>
    </style:style>
    <style:style style:name="P78" style:family="paragraph" style:parent-style-name="Standard" style:list-style-name="">
      <style:paragraph-properties fo:margin-top="0.0374in" fo:margin-bottom="0.0374in"/>
      <style:text-properties fo:font-size="10pt" style:font-size-asian="10pt" style:font-size-complex="10pt"/>
    </style:style>
    <style:style style:name="P7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374in" fo:margin-bottom="0.0374in" fo:text-align="center" style:justify-single-word="false"/>
      <style:text-properties style:use-window-font-color="true"/>
    </style:style>
    <style:style style:name="P82" style:family="paragraph" style:parent-style-name="Standard" style:list-style-name="">
      <style:paragraph-properties fo:margin-top="0.0374in" fo:margin-bottom="0.0374in"/>
      <style:text-properties style:use-window-font-color="true"/>
    </style:style>
    <style:style style:name="P83" style:family="paragraph" style:parent-style-name="Standard" style:list-style-name="">
      <style:paragraph-properties fo:margin-top="0.0374in" fo:margin-bottom="0.0374in"/>
      <style:text-properties fo:color="#000000" fo:font-size="10pt" style:font-size-asian="10pt" style:font-size-complex="10pt"/>
    </style:style>
    <style:style style:name="P8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0374in" fo:margin-bottom="0.0374in" fo:keep-with-next="always"/>
      <style:text-properties style:use-window-font-color="true"/>
    </style:style>
    <style:style style:name="P8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9" style:family="paragraph" style:parent-style-name="Standard" style:list-style-name="">
      <style:paragraph-properties fo:margin-top="0.1945in" fo:margin-bottom="0in"/>
    </style:style>
    <style:style style:name="P90" style:family="paragraph" style:parent-style-name="Standard" style:list-style-name="">
      <style:paragraph-properties fo:margin-top="0.1945in" fo:margin-bottom="0in"/>
      <style:text-properties fo:font-size="10pt" style:font-size-asian="10pt" style:font-size-complex="10pt"/>
    </style:style>
    <style:style style:name="P9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93" style:family="paragraph" style:parent-style-name="Standard" style:list-style-name="">
      <style:paragraph-properties fo:margin-top="0.1945in" fo:margin-bottom="0in" fo:keep-together="always" fo:keep-with-next="always"/>
    </style:style>
    <style:style style:name="P9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5" style:family="paragraph" style:parent-style-name="Standard" style:list-style-name="">
      <style:paragraph-properties fo:margin-top="0in" fo:margin-bottom="0.1665in"/>
      <style:text-properties fo:font-size="10pt" style:font-size-asian="10pt" style:font-size-complex="10pt"/>
    </style:style>
    <style:style style:name="P96" style:family="paragraph" style:parent-style-name="Standard" style:list-style-name="">
      <style:paragraph-properties fo:margin-top="0in" fo:margin-bottom="0.1665in"/>
    </style:style>
    <style:style style:name="P97" style:family="paragraph" style:parent-style-name="Standard" style:list-style-name="">
      <style:paragraph-properties fo:keep-with-next="always"/>
    </style:style>
    <style:style style:name="P9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keep-together="always" fo:keep-with-next="always"/>
    </style:style>
    <style:style style:name="P100" style:family="paragraph" style:parent-style-name="Standard" style:list-style-name="">
      <style:paragraph-properties fo:margin-top="0.1736in" fo:margin-bottom="0in" fo:keep-together="always" fo:keep-with-next="always"/>
    </style:style>
    <style:style style:name="P10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top="0.0319in" fo:margin-bottom="0.0319in" fo:keep-with-next="always"/>
      <style:text-properties style:use-window-font-color="true"/>
    </style:style>
    <style:style style:name="P10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4" style:family="paragraph" style:parent-style-name="Standard" style:list-style-name="">
      <style:paragraph-properties fo:margin-top="0.0319in" fo:margin-bottom="0.0319in" fo:text-align="end" style:justify-single-word="false"/>
      <style:text-properties style:use-window-font-color="true"/>
    </style:style>
    <style:style style:name="P105" style:family="paragraph" style:parent-style-name="Standard" style:list-style-name="">
      <style:paragraph-properties fo:margin-top="0.0319in" fo:margin-bottom="0.0319in" fo:text-align="center" style:justify-single-word="false"/>
      <style:text-properties style:use-window-font-color="true"/>
    </style:style>
    <style:style style:name="P106" style:family="paragraph" style:parent-style-name="Standard" style:list-style-name="">
      <style:paragraph-properties fo:margin-top="0.0319in" fo:margin-bottom="0.0319in"/>
    </style:style>
    <style:style style:name="P107" style:family="paragraph" style:parent-style-name="Standard" style:list-style-name="">
      <style:paragraph-properties fo:margin-top="0.0319in" fo:margin-bottom="0in"/>
    </style:style>
    <style:style style:name="P10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0" style:family="paragraph" style:parent-style-name="Standard" style:list-style-name="">
      <style:paragraph-properties fo:margin-left="0in" fo:margin-right="0in" fo:margin-top="0.028in" fo:margin-bottom="0.0319in" fo:text-indent="0.4165in" style:auto-text-indent="false"/>
    </style:style>
    <style:style style:name="P111" style:family="paragraph" style:parent-style-name="Standard" style:list-style-name="">
      <style:paragraph-properties fo:margin-left="1in" fo:margin-right="0in" fo:text-indent="0in" style:auto-text-indent="false"/>
    </style:style>
    <style:style style:name="P11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4" style:family="paragraph" style:parent-style-name="Standard" style:list-style-name="">
      <style:paragraph-properties fo:margin-top="0.1736in" fo:margin-bottom="0.1945in" fo:keep-together="always"/>
    </style:style>
    <style:style style:name="P11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Detail_20_Heading" style:list-style-name="">
      <style:paragraph-properties fo:padding="0.0236in" fo:border="0.0008in solid #666666"/>
      <style:text-properties fo:color="#000000"/>
    </style:style>
    <style:style style:name="P119" style:family="paragraph" style:parent-style-name="Detail_20_Heading" style:list-style-name="">
      <style:paragraph-properties fo:margin-top="0.0807in" fo:margin-bottom="0.0193in" fo:padding="0.0236in" fo:border="0.0008in solid #666666"/>
      <style:text-properties fo:color="#000000"/>
    </style:style>
    <style:style style:name="P120" style:family="paragraph" style:parent-style-name="List_20_Heading" style:list-style-name="">
      <style:text-properties fo:color="#000000" fo:font-size="10pt" style:font-size-asian="10pt" style:font-size-complex="10pt"/>
    </style:style>
    <style:style style:name="P121"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T1" style:family="text">
      <style:text-properties fo:language="en" fo:country="US" style:language-complex="ar" style:country-complex="SA"/>
    </style:style>
    <style:style style:name="T2" style:family="text">
      <style:text-properties fo:color="#ff3333" fo:language="en" fo:country="US" fo:font-weight="bold" style:font-weight-asian="bold" style:language-complex="ar" style:country-complex="SA" style:font-weight-complex="bold"/>
    </style:style>
    <style:style style:name="T3" style:family="text">
      <style:text-properties fo:color="#ff3333" fo:font-weight="bold" style:font-weight-asian="bold" style:font-weight-complex="bold"/>
    </style:style>
    <style:style style:name="T4" style:family="text">
      <style:text-properties fo:color="#000000"/>
    </style:style>
    <style:style style:name="T5" style:family="text">
      <style:text-properties fo:color="#000000" fo:language="en" fo:country="US" style:language-complex="ar" style:country-complex="SA"/>
    </style:style>
    <style:style style:name="T6" style:family="text">
      <style:text-properties fo:color="#000000" fo:language="en" fo:country="US" fo:font-weight="normal" style:font-weight-asian="normal" style:language-complex="ar" style:country-complex="SA" style:font-weight-complex="normal"/>
    </style:style>
    <style:style style:name="T7" style:family="text">
      <style:text-properties fo:color="#000000" fo:language="en" fo:country="US" fo:font-weight="bold" style:font-weight-asian="bold" style:language-complex="ar" style:country-complex="SA" style:font-weight-complex="bold"/>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Arial" fo:font-size="10pt" style:font-name-asian="Times New Roman" style:font-size-asian="10pt" style:font-name-complex="Times New Roman" style:font-size-complex="10pt"/>
    </style:style>
    <style:style style:name="T10"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11" style:family="text">
      <style:text-properties fo:color="#000000" style:font-name="Consolas" fo:font-size="10pt" style:font-name-asian="Consolas" style:font-size-asian="10pt" style:font-name-complex="Consolas" style:font-size-complex="10pt"/>
    </style:style>
    <style:style style:name="T12"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color="#7f0055" fo:language="en" fo:country="US" fo:font-weight="bold" style:font-weight-asian="bold" style:language-complex="ar" style:country-complex="SA" style:font-weight-complex="bold"/>
    </style:style>
    <style:style style:name="T17"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8" style:family="text">
      <style:text-properties fo:color="#7f0055" fo:font-weight="bold" style:font-weight-asian="bold" style:font-weight-complex="bold"/>
    </style:style>
    <style:style style:name="T19" style:family="text">
      <style:text-properties fo:font-size="14pt" fo:font-weight="normal" style:font-size-asian="14pt" style:font-weight-asian="normal"/>
    </style:style>
    <style:style style:name="T20" style:family="text">
      <style:text-properties fo:color="#ff0000" fo:font-style="italic" style:font-style-asian="italic"/>
    </style:style>
    <style:style style:name="T21" style:family="text">
      <style:text-properties fo:color="#ff0000" fo:font-style="italic" fo:font-weight="bold" style:font-style-asian="italic" style:font-weight-asian="bold"/>
    </style:style>
    <style:style style:name="T22" style:family="text">
      <style:text-properties style:font-name="Courier New"/>
    </style:style>
    <style:style style:name="T23" style:family="text">
      <style:text-properties fo:color="#6a3e3e"/>
    </style:style>
    <style:style style:name="T24"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5" style:family="text">
      <style:text-properties fo:color="#6a3e3e" fo:language="en" fo:country="US" fo:font-weight="bold" style:font-weight-asian="bold" style:language-complex="ar" style:country-complex="SA"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weight="bold" style:font-weight-asian="bold" style:font-weight-complex="bold"/>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1" style:family="text">
      <style:text-properties fo:color="#0000ff" style:text-underline-style="solid" style:text-underline-width="auto" style:text-underline-color="font-color"/>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5" style:family="text">
      <style:text-properties fo:font-weight="normal" style:font-weight-asian="normal" style:font-weight-complex="normal"/>
    </style:style>
    <style:style style:name="T36" style:family="text">
      <style:text-properties fo:color="#808080" style:font-name="Verdana" fo:font-size="7pt" style:font-name-asian="Verdana" style:font-size-asian="7pt" style:font-name-complex="Verdana" style:font-size-complex="7pt"/>
    </style:style>
    <style:style style:name="T37" style:family="text">
      <style:text-properties style:text-position="super 58%"/>
    </style:style>
    <style:style style:name="T38" style:family="text">
      <style:text-properties fo:color="#3f7f5f"/>
    </style:style>
    <style:style style:name="T39"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13168664" text:id="ct213168664">
          <text:insertion>
            <office:change-info>
              <dc:creator>Unknown Author</dc:creator>
              <dc:date>2016-05-20T15:54:00</dc:date>
            </office:change-info>
          </text:insertion>
        </text:changed-region>
        <text:changed-region xml:id="ct213168768" text:id="ct213168768">
          <text:insertion>
            <office:change-info>
              <dc:creator>Unknown Author</dc:creator>
              <dc:date>2016-05-20T15:54:00</dc:date>
            </office:change-info>
          </text:insertion>
        </text:changed-region>
        <text:changed-region xml:id="ct213168560" text:id="ct213168560">
          <text:insertion>
            <office:change-info>
              <dc:creator>Unknown Author</dc:creator>
              <dc:date>2016-05-20T15:54:00</dc:date>
            </office:change-info>
          </text:insertion>
        </text:changed-region>
        <text:changed-region xml:id="ct213171056" text:id="ct213171056">
          <text:insertion>
            <office:change-info>
              <dc:creator>Unknown Author</dc:creator>
              <dc:date>2016-05-20T15:55:00</dc:date>
            </office:change-info>
          </text:insertion>
        </text:changed-region>
        <text:changed-region xml:id="ct213171160" text:id="ct213171160">
          <text:insertion>
            <office:change-info>
              <dc:creator>Unknown Author</dc:creator>
              <dc:date>2016-05-20T15:56:00</dc:date>
            </office:change-info>
          </text:insertion>
        </text:changed-region>
        <text:changed-region xml:id="ct213171368" text:id="ct213171368">
          <text:insertion>
            <office:change-info>
              <dc:creator>Unknown Author</dc:creator>
              <dc:date>2016-05-20T15:58:00</dc:date>
            </office:change-info>
          </text:insertion>
        </text:changed-region>
        <text:changed-region xml:id="ct213171680" text:id="ct213171680">
          <text:deletion>
            <office:change-info>
              <dc:creator>Unknown Author</dc:creator>
              <dc:date>2016-05-20T15:57:00</dc:date>
            </office:change-info>
            <text:list xml:id="list743471304076041907" text:style-name="L1">
              <text:list-item>
                <text:p text:style-name="P1"/>
              </text:list-item>
              <text:list-item>
                <text:p text:style-name="P1">R0120 – A Resolver must not dynamically resolve to an osgi.wiring.package capability when the host wiring is already wired to an osgi.wiring.package capability with the same package name.</text:p>
              </text:list-item>
              <text:list-item>
                <text:p text:style-name="P1">R0130 – A Resolver must not dynamically resolve to an osgi.wiring.package capability when the host wiring is already providing an osgi.wiring.package capability with the same package name.</text:p>
              </text:list-item>
            </text:list>
          </text:deletion>
        </text:changed-region>
        <text:changed-region xml:id="ct285212856" text:id="ct285212856">
          <text:deletion>
            <office:change-info>
              <dc:creator>Unknown Author</dc:creator>
              <dc:date>2016-05-20T16:00:00</dc:date>
            </office:change-info>
            <text:p text:style-name="P2">is</text:p>
          </text:deletion>
        </text:changed-region>
        <text:changed-region xml:id="ct285213272" text:id="ct285213272">
          <text:insertion>
            <office:change-info>
              <dc:creator>Unknown Author</dc:creator>
              <dc:date>2016-05-20T16:00:00</dc:date>
            </office:change-info>
          </text:insertion>
        </text:changed-region>
        <text:changed-region xml:id="ct208236128" text:id="ct208236128">
          <text:insertion>
            <office:change-info>
              <dc:creator>Unknown Author</dc:creator>
              <dc:date>2016-05-20T16:00:00</dc:date>
            </office:change-info>
          </text:insertion>
        </text:changed-region>
        <text:changed-region xml:id="ct208244656" text:id="ct208244656">
          <text:deletion>
            <office:change-info>
              <dc:creator>Unknown Author</dc:creator>
              <dc:date>2016-05-20T16:01:00</dc:date>
            </office:change-info>
            <text:p text:style-name="P2"><text:s/>at the beginning of a resolve operation in order</text:p>
          </text:deletion>
        </text:changed-region>
        <text:changed-region xml:id="ct208244760" text:id="ct208244760">
          <text:insertion>
            <office:change-info>
              <dc:creator>Unknown Author</dc:creator>
              <dc:date>2016-05-20T16:01:00</dc:date>
            </office:change-info>
          </text:insertion>
        </text:changed-region>
        <text:changed-region xml:id="ct208240496" text:id="ct208240496">
          <text:deletion>
            <office:change-info>
              <dc:creator>Unknown Author</dc:creator>
              <dc:date>2016-05-20T16:01:00</dc:date>
            </office:change-info>
            <text:p text:style-name="P2"><text:s/>to </text:p>
          </text:deletion>
        </text:changed-region>
        <text:changed-region xml:id="ct208240184" text:id="ct208240184">
          <text:insertion>
            <office:change-info>
              <dc:creator>Unknown Author</dc:creator>
              <dc:date>2016-05-20T16:01:00</dc:date>
            </office:change-info>
          </text:insertion>
        </text:changed-region>
        <text:changed-region xml:id="ct213171264" text:id="ct213171264">
          <text:insertion>
            <office:change-info>
              <dc:creator>Unknown Author</dc:creator>
              <dc:date>2016-05-20T16:01:00</dc:date>
            </office:change-info>
          </text:insertion>
        </text:changed-region>
        <text:changed-region xml:id="ct208240704" text:id="ct208240704">
          <text:insertion>
            <office:change-info>
              <dc:creator>Unknown Author</dc:creator>
              <dc:date>2016-05-20T16:06:00</dc:date>
            </office:change-info>
          </text:insertion>
        </text:changed-region>
        <text:changed-region xml:id="ct208240808" text:id="ct208240808">
          <text:insertion>
            <office:change-info>
              <dc:creator>Unknown Author</dc:creator>
              <dc:date>2016-05-20T16:03:00</dc:date>
            </office:change-info>
          </text:insertion>
        </text:changed-region>
        <text:changed-region xml:id="ct208240392" text:id="ct208240392">
          <text:insertion>
            <office:change-info>
              <dc:creator>Unknown Author</dc:creator>
              <dc:date>2016-05-20T16:04:00</dc:date>
            </office:change-info>
          </text:insertion>
        </text:changed-region>
        <text:changed-region xml:id="ct208240080" text:id="ct208240080">
          <text:insertion>
            <office:change-info>
              <dc:creator>Unknown Author</dc:creator>
              <dc:date>2016-05-20T16:05:00</dc:date>
            </office:change-info>
          </text:insertion>
        </text:changed-region>
        <text:changed-region xml:id="ct208232592" text:id="ct208232592">
          <text:deletion>
            <office:change-info>
              <dc:creator>Unknown Author</dc:creator>
              <dc:date>2016-05-20T15:59:00</dc:date>
            </office:change-info>
            <text:p text:style-name="P2"/>
            <text:p text:style-name="P3">TODO 1: I specified it as a must for the resolver to call onCancel to register a callback. <text:s/>I think if we spec this then it is a must.</text:p>
            <text:p text:style-name="P3">TODO 2: would we rather have an IllegalStateException thrown if the resolve operation has completed before it could be cancelled?</text:p>
            <text:p text:style-name="P3">TODO 3: I specified that onCancel is only to be called once and only once for each resolve process. <text:s/>I think this simplifies the burden for resolve context implementation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9"><text:user-defined style:data-style-name="N0" text:name="RFC Title">RFC 224: Resolver Service Updates</text:user-defined></text:p>
      <text:p text:style-name="P29"><text:span text:style-name="T19">Draft<text:line-break/><text:line-break/></text:span><text:span text:style-name="T19"><text:page-count style:num-format="1">25</text:page-count></text:span><text:span text:style-name="T19"> Pages</text:span></text:p>
      <text:p text:style-name="P24">Abstract</text:p>
      <text:p text:style-name="P25">Updates to the Resolver Service for Release 7.</text:p>
      <text:h text:style-name="P53" text:outline-level="1" text:restart-numbering="true" text:start-value="-1">Document Information</text:h>
      <text:h text:style-name="P51" text:outline-level="2">License</text:h>
      <text:p text:style-name="P14">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51"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5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1">1 Introduction<text:tab/>4</text:p>
          <text:p text:style-name="P31">2 Application Domain<text:tab/>5</text:p>
          <text:p text:style-name="P31">3 Problem Description<text:tab/>5</text:p>
          <text:p text:style-name="P31">4 Requirements<text:tab/>5</text:p>
          <text:p text:style-name="P31">5 Technical Solution<text:tab/>5</text:p>
          <text:p text:style-name="P31">6 Data Transfer Objects<text:tab/>6</text:p>
          <text:p text:style-name="P31">7 Javadoc<text:tab/>6</text:p>
          <text:p text:style-name="P31">8 Considered Alternatives<text:tab/>6</text:p>
          <text:p text:style-name="P31"><text:soft-page-break/>9 Security Considerations<text:tab/>7</text:p>
          <text:p text:style-name="P31">10 Document Support<text:tab/>7</text:p>
          <text:p text:style-name="P30">10.1 References<text:tab/>7</text:p>
          <text:p text:style-name="P30">10.2 Author’s Address<text:tab/>7</text:p>
          <text:p text:style-name="P30">10.3 Acronyms and Abbreviations<text:tab/>7</text:p>
          <text:p text:style-name="P30">10.4 End of Document<text:tab/>7</text:p>
        </text:index-body>
      </text:table-of-content>
      <text:p text:style-name="P8"/>
      <text:h text:style-name="P51"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22">Source code is shown in this typeface</text:span>.</text:p>
      <text:h text:style-name="P51"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26">Initial</text:p>
          </table:table-cell>
          <table:table-cell table:style-name="Table1.B2" office:value-type="date" office:date-value="2016-04-29">
            <text:p text:style-name="P28">04/29/16</text:p>
          </table:table-cell>
          <table:table-cell table:style-name="Table1.C1" office:value-type="string">
            <text:p text:style-name="P28">Initial Draft</text:p>
            <text:p text:style-name="P27">Thomas Watson, IBM</text:p>
          </table:table-cell>
        </table:table-row>
        <table:table-row table:style-name="Table1.2">
          <table:table-cell table:style-name="Table1.A3" office:value-type="string">
            <text:p text:style-name="P26">2<text:span text:style-name="T37">nd</text:span> draft</text:p>
          </table:table-cell>
          <table:table-cell table:style-name="Table1.B3" office:value-type="date" office:date-value="2016-05-10">
            <text:p text:style-name="P28">05/10/16</text:p>
          </table:table-cell>
          <table:table-cell table:style-name="Table1.C3" office:value-type="string">
            <text:p text:style-name="P28">Updates from CPEG call</text:p>
            <text:list xml:id="list6217884983728139419" text:style-name="L3">
              <text:list-item>
                <text:p text:style-name="P37">Improve words for requirements</text:p>
              </text:list-item>
              <text:list-item>
                <text:p text:style-name="P37">Update description of findRelatedResources to include callbacks for the related resources</text:p>
              </text:list-item>
              <text:list-item>
                <text:p text:style-name="P37">Change the name of the dynamic resolution method to resolveDynamic</text:p>
              </text:list-item>
              <text:list-item>
                <text:p text:style-name="P37">Clarify that the resolver implementation is not required to validate the candidates, the dynamic requirement or the host wiring. <text:s/>Bad input will result in unspecified behavior.</text:p>
              </text:list-item>
              <text:list-item>
                <text:p text:style-name="P37">Replaced isCancelled method with an onCancel method to allow a callback to be registered</text:p>
              </text:list-item>
            </text:list>
          </table:table-cell>
        </table:table-row>
        <text:soft-page-break/>
        <table:table-row table:style-name="Table1.2">
          <table:table-cell table:style-name="Table1.A3" office:value-type="string">
            <text:p text:style-name="P26"><text:change-start text:change-id="ct213168664"/>3<text:span text:style-name="T37">rd</text:span> draft<text:change-end text:change-id="ct213168664"/></text:p>
          </table:table-cell>
          <table:table-cell table:style-name="Table1.B3" office:value-type="date" office:date-value="2016-05-20">
            <text:p text:style-name="P28"><text:change-start text:change-id="ct213168768"/>05/20/16<text:change-end text:change-id="ct213168768"/></text:p>
          </table:table-cell>
          <table:table-cell table:style-name="Table1.C3" office:value-type="string">
            <text:p text:style-name="P28"><text:change-start text:change-id="ct213168560"/>Updates from CPEG call</text:p>
            <text:list xml:id="list3486666563916795593" text:style-name="L6">
              <text:list-item>
                <text:p text:style-name="P39">Specify that onCancel is called before any other method o<text:change-end text:change-id="ct213168560"/><text:change-start text:change-id="ct213171056"/>n ResolveContext for a resolve operation.</text:p>
              </text:list-item>
              <text:list-item>
                <text:p text:style-name="P39">Specify the cause of the ResolutionException to be <text:change-end text:change-id="ct213171056"/><text:change-start text:change-id="ct213171160"/>java.util.concurrent.CancellationException when the resolve operation has been <text:change-end text:change-id="ct213171160"/><text:change-start text:change-id="ct213171368"/>canceled.</text:p>
              </text:list-item>
              <text:list-item>
                <text:p text:style-name="P39">Removed requirements that the resolver validate matching candidates<text:change-end text:change-id="ct213171368"/></text:p>
              </text:list-item>
            </text:list>
          </table:table-cell>
        </table:table-row>
      </table:table>
      <text:p text:style-name="P8"/>
      <text:h text:style-name="P52" text:outline-level="1">Introduction</text:h>
      <text:p text:style-name="P10">This RFC collects a numbers of requested enhancements to the Resolver Service that were suggested after Release 6 design work was completed. </text:p>
      <text:h text:style-name="P52" text:outline-level="1">Application Domain</text:h>
      <text:p text:style-name="P12">The Resolver Service was <text:s/>first released as part of Release 5. <text:s/>From the Version 1.0 spec:</text:p>
      <text:p text:style-name="P19">Resolving transitive dependencies is a non-trivial process that requires careful design to achieve the</text:p>
      <text:p text:style-name="P20">required performance since the underlying problem is NP-complete. OSGi frameworks have always</text:p>
      <text:p text:style-name="P20">included such resolvers but these were built into the frameworks. They were not usable outside the</text:p>
      <text:p text:style-name="P20">framework for tooling, for example automatically finding the dependencies of a bundle that needs to be installed.</text:p>
      <text:p text:style-name="P12">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2"><text:soft-page-break/>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52" text:outline-level="1">Problem Description</text:h>
      <text:p text:style-name="P13"/>
      <text:h text:style-name="P51" text:outline-level="2">Resolve Related Resources</text:h>
      <text:p text:style-name="P8">When resolving bundles at runtime Framework implementations have several different approaches they can take to resolving the set of installed bundles. <text:s/>Below are the approaches taken by the Equinox and Felix Framework implementations</text:p>
      <text:h text:style-name="P50" text:outline-level="3">Resolve All Bundles At Once</text:h>
      <text:p text:style-name="Body"><text:span text:style-name="T1">With this approach the framework implementation of the ResolveContext </text:span><text:span text:style-name="T10">getOptionalResources() </text:span><text:span text:style-name="T1">places every existing bundle in the INSTALLED state as part of the collection of optional resources. <text:s/>This is guaranteed to pull in every bundle into the resolve operation and resolve as many as possible in one go.</text:span></text:p>
      <text:p text:style-name="P8">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8">The disadvantage of this approach is that can present more choices to the resolver which makes it more likely that the resolution algorithm is going to explode trying to find a valid solution. <text:s/>This may result in situations where a resolution operation appears to endlessly loop, crash with an out of memory exception, or stack overflow exception.</text:p>
      <text:h text:style-name="P50" text:outline-level="3">Resolve One Root Bundle At a Time</text:h>
      <text:p text:style-name="Body"><text:span text:style-name="T1">With this approach the framework implementation of the ResolveContext </text:span><text:span text:style-name="T10">getOptionalResources()</text:span><text:span text:style-name="T1"> or </text:span><text:span text:style-name="T10">getMandatoryResources()</text:span><text:span text:style-name="T1">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8">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8">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49" text:outline-level="4"><text:soft-page-break/>Pull in Related Resources</text:h>
      <text:p text:style-name="P8">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1">public Collection&lt;Resource&gt; getOndemandResources(Resource host);</text:p>
      <text:p text:style-name="P8">Each time the resolver attempts to resolve a resource it asks the ResolveContext for additional “on demand” resources which are to be added to the current resolve operation as if they were part of the original optional resources for the resolve operation.</text:p>
      <text:h text:style-name="P51" text:outline-level="2">Resolve Dynamic Package Imports</text:h>
      <text:p text:style-name="P8">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8">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18">public Map&lt;Resource, List&lt;Wire&gt;&gt; resolve(</text:p>
      <text:p text:style-name="P15"><text:span text:style-name="T10"><text:s text:c="2"/></text:span><text:span text:style-name="T11">ResolveContext rc, Resource host, Requirement dynamicReq,</text:span></text:p>
      <text:p text:style-name="P17"><text:s text:c="2"/>List&lt;Capability&gt; matches)</text:p>
      <text:p text:style-name="P8">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51" text:outline-level="2">Allow the ResolveContext to Cancel a Resolve Operation</text:h>
      <text:p text:style-name="P8">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8">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51" text:outline-level="2">Move the Resolver Service to Core</text:h>
      <text:p text:style-name="P8">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p>
      <text:p text:style-name="P8"><text:soft-page-break/>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p>
      <text:h text:style-name="P52" text:outline-level="1">Requirements</text:h>
      <text:h text:style-name="P51" text:outline-level="2">ResolveContext</text:h>
      <text:list xml:id="list1463354118528201035" text:style-name="L2">
        <text:list-item>
          <text:p text:style-name="P43">RC0010 – A ResolveContext must be able to add related resources to a resolve operation in response to a specific resource being pulled into a resolve operation.</text:p>
        </text:list-item>
        <text:list-item>
          <text:p text:style-name="P43">RC0020 – A ResolveContext must be able to add any type of related resource to the resolve operation. <text:s/>For example, related resources are not restricted to the osgi.fragment type.</text:p>
        </text:list-item>
        <text:list-item>
          <text:p text:style-name="P43">RC0030 – When related resources are added to a resolve operation, the resolve operation must treat the related resource as optional unless the related resource is already considered mandatory.</text:p>
        </text:list-item>
        <text:list-item>
          <text:p text:style-name="P43">RC0040 – A ResolveContext must be able to add related resources that already have existing wirings. <text:s/>For example, to attach a resolved fragment to another host resource.</text:p>
        </text:list-item>
        <text:list-item>
          <text:p text:style-name="P43">RC0070 – A ResolveContext must be able to cancel an ongoing resolve operation.</text:p>
        </text:list-item>
      </text:list>
      <text:h text:style-name="P51" text:outline-level="2">Resolver</text:h>
      <text:list xml:id="list36355588" text:continue-list="list743471304076041907" text:style-name="L1">
        <text:list-item>
          <text:p text:style-name="P1">R0100 – A Resolver must be able to dynamically resolve osgi.wiring.package requirements for an existing wiring of a host resource.<text:change text:change-id="ct213171680"/></text:p>
        </text:list-item>
        <text:list-item>
          <text:p text:style-name="P1">R0140 – A Resolver must be able to resolve additional resources in order to resolve a dynamic requirement.</text:p>
        </text:list-item>
        <text:list-item>
          <text:p text:style-name="P1">R0150 – The Resolver Service specification must move into the Core Framework specification.</text:p>
        </text:list-item>
      </text:list>
      <text:h text:style-name="P52" text:outline-level="1"><text:soft-page-break/>Technical Solution</text:h>
      <text:p text:style-name="P8"/>
      <text:h text:style-name="P51" text:outline-level="2">Resolve Related Resources</text:h>
      <text:p text:style-name="P8">In order to resolve related resources the ResolveContext is extended to include the following method:</text:p>
      <text:p text:style-name="P16"><text:span text:style-name="T18">public</text:span><text:span text:style-name="T4"> Collection&lt;Resource&gt; findRelatedResources(Resource </text:span><text:span text:style-name="T23">resource</text:span><text:span text:style-name="T4">) {</text:span></text:p>
      <text:p text:style-name="P15"><text:span text:style-name="T12"><text:tab/></text:span><text:span text:style-name="T17">return</text:span><text:span text:style-name="T11"> Collections.</text:span><text:span text:style-name="T13">emptyList</text:span><text:span text:style-name="T11">();</text:span></text:p>
      <text:p text:style-name="P17">}</text:p>
      <text:p text:style-name="P8">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8"/>
      <text:p text:style-name="P8"><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p>
      <text:p text:style-name="Body"><text:span text:style-name="T1">A resolve operation starts with a collection of mandatory and optional resources to resolve according to the ResolveContext <text:s/>These are considered the root resources of the resolve operation. <text:s/>In the diagram above a </text:span><text:span text:style-name="T1">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oft-page-break/><text:span text:style-name="T1">With the new </text:span><text:span text:style-name="T10">findRelatedResources(Resource </text:span><text:span text:style-name="T24">resource</text:span><text:span text:style-name="T10">)</text:span><text:span text:style-name="T1"> method the resolver will call the ResolveContext for each resource that is pulled into the resolve operation. <text:s/>This includes the mandatory and optional root resources as well as the related resources returned by </text:span><text:span text:style-name="T10">findRelatedResources(Resource </text:span><text:span text:style-name="T24">resource</text:span><text:span text:style-name="T10">).</text:span><text:span text:style-name="T1"> In the example above the ResolveContext has the option to return FragmentA1 as a related resource for for BundleA and FragmentB1 and FragmentB2 as related resources for BunldeB. <text:s/>This results in all three fragments being included in the resolve</text:span><text:span text:style-name="T1"> </text:span><text:span text:style-name="T6">operation.</text:span></text:p>
      <text:p text:style-name="P8">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the optional related resources does not result in a ResolutionException</text:p>
      <text:p text:style-name="P8">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a matching osgi.wiring.host capability for the fragment.</text:p>
      <text:p text:style-name="P8">A ResolveContext is free to return any type of resource as a related resource, the types are not restricted to the osgi.fragment type.</text:p>
      <text:h text:style-name="P51" text:outline-level="2">Resolving Dynamic Package Imports</text:h>
      <text:p text:style-name="P8">In order to resolve osgi.wiring.package requirements with the resolution directive of “dynamic” the Resolver interface is extended with the following method:</text:p>
      <text:p text:style-name="P16"><text:span text:style-name="T16">public</text:span><text:span text:style-name="T5"> Map&lt;Resource,List&lt;Wire&gt;&gt; resolveDynamic(</text:span></text:p>
      <text:p text:style-name="P18"><text:s text:c="2"/>ResolveContext context,</text:p>
      <text:p text:style-name="P16"><text:span text:style-name="T5"><text:s text:c="2"/></text:span><text:span text:style-name="T4">Wiring hostWiring, </text:span></text:p>
      <text:p text:style-name="P17"><text:s text:c="2"/>Requirement dynamicRequirement)</text:p>
      <text:p text:style-name="P15"><text:span text:style-name="T12"><text:s text:c="4"/></text:span><text:span text:style-name="T17">throws</text:span><text:span text:style-name="T11"> ResolutionException;</text:span></text:p>
      <text:p text:style-name="P8">The resolveDynamic method must return a delta wiring on the existing state or throw a ResolutionException if the dynamic requirement cannot be resolved. <text:s/>The delta wiring map must contain the host resource <text:span text:style-name="T9">of the provided host wiring as a key. <text:s/>The list of wires for the host resource entry will only contain a single wire which resolves the provided dynamic requirement to a valid capability. <text:s/>The delta wiring may also contain additional resources that are necessary to resolve in order to resolve the dynamic requirement.</text:span></text:p>
      <text:p text:style-name="P9">The resolver implementation assumes the following about the host wiring and dynamic requirement:</text:p>
      <text:list xml:id="list8873795226587918943" text:style-name="L4">
        <text:list-item>
          <text:p text:style-name="P47"><text:span text:style-name="T8">The requirement</text:span><text:span text:style-name="T1"> uses the osgi.wiring.package namespace.</text:span></text:p>
        </text:list-item>
        <text:list-item>
          <text:p text:style-name="P47"><text:span text:style-name="T1">The requirement has a resolution directive of “dynamic”</text:span></text:p>
        </text:list-item>
        <text:list-item>
          <text:p text:style-name="P47"><text:span text:style-name="T1">The requirement is hosted by the provided host wiring.</text:span></text:p>
        </text:list-item>
        <text:list-item>
          <text:p text:style-name="P47"><text:span text:style-name="T1">A requirement that has a cardinality directive of “single” is not used by an existing required wire of the host wiring.</text:span></text:p>
        </text:list-item>
      </text:list>
      <text:p text:style-name="Body"><text:span text:style-name="T1">T</text:span><text:span text:style-name="T1">he resolver implementation is not required to validate these assumptions. <text:s/></text:span><text:span text:style-name="T1">If these assumptions are not true then the result of the resolveDynamic method is not </text:span><text:span text:style-name="T1">specified.</text:span></text:p>
      <text:p text:style-name="P8">The resolver uses the requirement to call findProviders on the resolve context in order to find valid matching capabilities. <text:s/>In order for a matching capability to be considered as valid for a dynamic wire it must satisfy the following rules:</text:p>
      <text:list xml:id="list989486185335458280" text:style-name="L5">
        <text:list-item>
          <text:p text:style-name="P45"><text:soft-page-break/>The capability must use the osgi.wiring.package namespace</text:p>
        </text:list-item>
        <text:list-item>
          <text:p text:style-name="P45">The wiring must not provide an osgi.wiring.package capability that has the same package name as the matching capability. <text:s/>In other words, the wiring must not already export the package.</text:p>
        </text:list-item>
        <text:list-item>
          <text:p text:style-name="P45">The wiring must not have a required wire that wires to an osgi.wiring.package capability that has the same package name as the matching capability. <text:s/>In other words, the wiring must not already import the package.</text:p>
        </text:list-item>
      </text:list>
      <text:p text:style-name="P8">The resolver implementation assumes the matching capabilities returned by findProviders are valid. <text:s/>If findProviders return invalid capabilities then the result of the resolveDynamic method is not specified.</text:p>
      <text:p text:style-name="P11">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51" text:outline-level="2">Canceling a Resolution Process</text:h>
      <text:p text:style-name="P8">The resolution problem is considered an np-complete problem. <text:s/>Depending on the resolution problem set (the set resources being resolved) and the resolution algorithm the resolve operation may cause the algorithm to take up large amounts of resources and/or appear to never complete. <text:s/>Given enough time and resources the resolve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 to ResolveContext:</text:p>
      <text:p text:style-name="P16"><text:span text:style-name="T16">public</text:span><text:span text:style-name="T7"> </text:span><text:span text:style-name="T16">void</text:span><text:span text:style-name="T7"> onCancel(Runnable </text:span><text:span text:style-name="T25">callback</text:span><text:span text:style-name="T7">) {</text:span></text:p>
      <text:p text:style-name="P16"><text:span text:style-name="T7"><text:tab/></text:span><text:span text:style-name="T38">// do nothing by default</text:span></text:p>
      <text:p text:style-name="P17">}</text:p>
      <text:p text:style-name="P2">The resolver must call th<text:change text:change-id="ct285212856"/><text:change-start text:change-id="ct285213272"/>e onCancel<text:change-end text:change-id="ct285213272"/> method<text:change-start text:change-id="ct208236128"/> once and before calling any other method on the ResolveContext<text:change-end text:change-id="ct208236128"/><text:change text:change-id="ct208244656"/><text:change-start text:change-id="ct208244760"/>.<text:change-end text:change-id="ct208244760"/><text:change text:change-id="ct208240496"/><text:change-start text:change-id="ct208240184"/> <text:s/>The onCancel method <text:change-end text:change-id="ct208240184"/>register<text:change-start text:change-id="ct213171264"/>s<text:change-end text:change-id="ct213171264"/> a callback with the resolve context.<text:change-start text:change-id="ct208240704"/> <text:s/>If the onCancel method is called more than once for a resolve operation then a runtime exception may be thrown.<text:change-end text:change-id="ct208240704"/> <text:s/>If the callback is executed then the resolver must cancel the current resolve operation and throw a resolution exception from the resolve method.<text:change-start text:change-id="ct208240808"/> <text:s/>The resolution exception t<text:change-end text:change-id="ct208240808"/><text:change-start text:change-id="ct208240392"/>hat is thrown in response to a cancellation must have the cause set to a <text:change-end text:change-id="ct208240392"/><text:change-start text:change-id="ct208240080"/>java.util.concurrent.CancellationException.<text:change-end text:change-id="ct208240080"/> <text:s/>This callback can be called at any time, by any thread, in order to cancel the resolve operation. <text:s/>This requires the callback to be thread safe. <text:s/>If the callback is executed after the resolve operation has completed then the callback is a no-op and must not result in an exception.<text:change text:change-id="ct208232592"/></text:p>
      <text:h text:style-name="P51" text:outline-level="2">Move the Resolver Service to the Core Specification</text:h>
      <text:p text:style-name="P8">To ensure that the Resolver Service specification is able to resolve bundles using the latest Core Specification the Resolver Service specification chapter should be moved to the Core Specification.</text:p>
      <text:h text:style-name="P52" text:outline-level="1"><text:soft-page-break/>Data Transfer Objects</text:h>
      <text:p text:style-name="P8">No new DTOs required for this RFC</text:p>
      <text:h text:style-name="P52" text:outline-level="1">Javadoc</text:h>
      <text:section text:style-name="Sect1" text:name="Section1" text:protected="true">
        <text:section-source xlink:href="../javadoc.rtf" text:filter-name="Rich Text Format"/>
        <text:p text:style-name="P126">OSGi Javadoc</text:p>
        <text:p text:style-name="P71">5/11/16 11:15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5"><text:span text:style-name="Summary_20_Heading_20_Font">Package Summary</text:span></text:p>
            </table:table-cell>
            <table:covered-table-cell/>
            <table:table-cell table:style-name="Table3.A1" office:value-type="string">
              <text:p text:style-name="P76"><text:span text:style-name="Page_20_Reference_20_Font"><text:span text:style-name="T28">Page</text:span></text:span></text:p>
            </table:table-cell>
          </table:table-row>
          <table:table-row table:style-name="Table3.1">
            <table:table-cell table:style-name="Table3.A2" office:value-type="string">
              <text:p text:style-name="P77"><text:a xlink:type="simple" xlink:href="#r3" text:style-name="Internet_20_link" text:visited-style-name="Visited_20_Internet_20_Link"><text:span text:style-name="T29">org.osgi.service.resolver</text:span></text:a></text:p>
            </table:table-cell>
            <table:table-cell table:style-name="Table3.A2" office:value-type="string">
              <text:p text:style-name="P78">Resolver Service Package Version 1.1.</text:p>
            </table:table-cell>
            <table:table-cell table:style-name="Table3.A2" office:value-type="string">
              <text:p text:style-name="P76"><text:span text:style-name="Page_20_Reference_20_Font"><text:bookmark-ref text:reference-format="page" text:ref-name="r3">14</text:bookmark-ref></text:span></text:p>
            </table:table-cell>
          </table:table-row>
        </table:table>
        <text:p text:style-name="P125"><text:bookmark text:name="r3"/>Package org.osgi.service.resolver</text:p>
        <text:p text:style-name="P89"><text:span text:style-name="Code_20_Small">@org.osgi.annotation.versioning.Version(value="1.1")</text:span></text:p>
        <text:p text:style-name="P90">Resolver Service Package Version 1.1.</text:p>
        <text:p text:style-name="P91">See:</text:p>
        <text:p text:style-name="P66"><text:a xlink:type="simple" xlink:href="#r2" text:style-name="Internet_20_link" text:visited-style-name="Visited_20_Internet_20_Link"><text:span text:style-name="T2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4"><text:span text:style-name="Summary_20_Heading_20_Font1">Interface Summary</text:span></text:p>
            </table:table-cell>
            <table:covered-table-cell/>
            <table:table-cell table:style-name="Table5.A1" office:value-type="string">
              <text:p text:style-name="P85"><text:span text:style-name="Page_20_Reference_20_Font">Page</text:span></text:p>
            </table:table-cell>
          </table:table-row>
          <table:table-row table:style-name="Table5.1">
            <table:table-cell table:style-name="Table5.A2" office:value-type="string">
              <text:p text:style-name="P77"><text:a xlink:type="simple" xlink:href="#r6" text:style-name="Internet_20_link" text:visited-style-name="Visited_20_Internet_20_Link"><text:span text:style-name="T30">HostedCapability</text:span></text:a></text:p>
            </table:table-cell>
            <table:table-cell table:style-name="Table5.A2" office:value-type="string">
              <text:p text:style-name="P79">A capability hosted by a resource.</text:p>
            </table:table-cell>
            <table:table-cell table:style-name="Table5.A2" office:value-type="string">
              <text:p text:style-name="P80"><text:span text:style-name="Page_20_Reference_20_Font"><text:span text:style-name="T35"><text:bookmark-ref text:reference-format="page" text:ref-name="r6">15</text:bookmark-ref></text:span></text:span></text:p>
            </table:table-cell>
          </table:table-row>
          <table:table-row table:style-name="Table5.1">
            <table:table-cell table:style-name="Table5.A3" office:value-type="string">
              <text:p text:style-name="P77"><text:a xlink:type="simple" xlink:href="#r24" text:style-name="Internet_20_link" text:visited-style-name="Visited_20_Internet_20_Link"><text:span text:style-name="T30">Resolver</text:span></text:a></text:p>
            </table:table-cell>
            <table:table-cell table:style-name="Table5.A3" office:value-type="string">
              <text:p text:style-name="P79">A resolver service resolves the specified resources in the context supplied by the caller.</text:p>
            </table:table-cell>
            <table:table-cell table:style-name="Table5.A3" office:value-type="string">
              <text:p text:style-name="P80"><text:span text:style-name="Page_20_Reference_20_Font"><text:span text:style-name="T35"><text:bookmark-ref text:reference-format="page" text:ref-name="r24">23</text:bookmark-ref></text:span></text:span></text:p>
            </table:table-cell>
          </table:table-row>
        </table:table>
        <text:p text:style-name="P5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6"><text:span text:style-name="Summary_20_Heading_20_Font1"><text:span text:style-name="T4">Class Summary</text:span></text:span></text:p>
            </table:table-cell>
            <table:covered-table-cell/>
            <table:table-cell table:style-name="Table6.A1" office:value-type="string">
              <text:p text:style-name="P87"><text:span text:style-name="Page_20_Reference_20_Font"><text:span text:style-name="T14">Page</text:span></text:span></text:p>
            </table:table-cell>
          </table:table-row>
          <table:table-row table:style-name="Table6.1">
            <table:table-cell table:style-name="Table6.A2" office:value-type="string">
              <text:p text:style-name="P77"><text:a xlink:type="simple" xlink:href="#r21" text:style-name="Internet_20_link" text:visited-style-name="Visited_20_Internet_20_Link"><text:span text:style-name="T29">ResolveContext</text:span></text:a></text:p>
            </table:table-cell>
            <table:table-cell table:style-name="Table6.A2" office:value-type="string">
              <text:p text:style-name="P77"><text:span text:style-name="T15">A resolve context provides resources, options and constraints to the potential solution of a </text:span><text:a xlink:type="simple" xlink:href="#r22" text:style-name="Internet_20_link" text:visited-style-name="Visited_20_Internet_20_Link"><text:span text:style-name="Code1"><text:span text:style-name="T31">resolve</text:span></text:span></text:a><text:span text:style-name="Default_20_Paragraph_20_Font"><text:span text:style-name="T15"> operation.</text:span></text:span></text:p>
            </table:table-cell>
            <table:table-cell table:style-name="Table6.A2" office:value-type="string">
              <text:p text:style-name="P81"><text:span text:style-name="Page_20_Reference_20_Font"><text:span text:style-name="T4"><text:bookmark-ref text:reference-format="page" text:ref-name="r21">18</text:bookmark-ref></text:span></text:span></text:p>
            </table:table-cell>
          </table:table-row>
        </table:table>
        <text:p text:style-name="P5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6"><text:span text:style-name="Summary_20_Heading_20_Font1"><text:span text:style-name="T4">Exception Summary</text:span></text:span></text:p>
            </table:table-cell>
            <table:covered-table-cell/>
            <table:table-cell table:style-name="Table7.A1" office:value-type="string">
              <text:p text:style-name="P87"><text:span text:style-name="Page_20_Reference_20_Font"><text:span text:style-name="T14">Page</text:span></text:span></text:p>
            </table:table-cell>
          </table:table-row>
          <table:table-row table:style-name="Table7.1">
            <table:table-cell table:style-name="Table7.A2" office:value-type="string">
              <text:p text:style-name="P77"><text:a xlink:type="simple" xlink:href="#r11" text:style-name="Internet_20_link" text:visited-style-name="Visited_20_Internet_20_Link"><text:span text:style-name="T29">ResolutionException</text:span></text:a></text:p>
            </table:table-cell>
            <table:table-cell table:style-name="Table7.A2" office:value-type="string">
              <text:p text:style-name="P83">Indicates failure to resolve a set of requirements.</text:p>
            </table:table-cell>
            <table:table-cell table:style-name="Table7.A2" office:value-type="string">
              <text:p text:style-name="P81"><text:span text:style-name="Page_20_Reference_20_Font"><text:span text:style-name="T4"><text:bookmark-ref text:reference-format="page" text:ref-name="r11">16</text:bookmark-ref></text:span></text:span></text:p>
            </table:table-cell>
          </table:table-row>
        </table:table>
        <text:p text:style-name="P94"><text:bookmark text:name="r2"/>Package org.osgi.service.resolver Description</text:p>
        <text:p text:style-name="P95">Resolver Service Package Version 1.1.</text:p>
        <text:p text:style-name="P95">Bundles wishing to use this package must list the package in the Import-Package header of the bundle's manifest. This package has two types of users: the consumers that use the API in this package and the providers that implement the API in this package.</text:p>
        <text:p text:style-name="P95">Example import for consumers using the API in this package:</text:p>
        <text:p text:style-name="P96"><text:span text:style-name="Code1">Import-Package: org.osgi.service.resolver; version="[1.1,2.0)"</text:span></text:p>
        <text:p text:style-name="P95">Example import for providers implementing the API in this package:</text:p>
        <text:p text:style-name="P56"><text:span text:style-name="Code1">Import-Package: org.osgi.service.resolver; version="[1.1,1.2)"</text:span></text:p>
        <text:p text:style-name="P121"><text:bookmark text:name="r6"/>Interface HostedCapability</text:p>
        <text:p text:style-name="P97"><text:a xlink:type="simple" xlink:href="#r3" text:style-name="Internet_20_link" text:visited-style-name="Visited_20_Internet_20_Link"><text:span text:style-name="T33">org.osgi.service.resolver</text:span></text:a></text:p>
        <text:p text:style-name="P120">All Superinterfaces:</text:p>
        <text:p text:style-name="P65">org.osgi.resource.Capability</text:p>
        <text:p text:style-name="P92"/>
        <text:p text:style-name="P100"><text:span text:style-name="Code_20_Small1">@org.osgi.annotation.versioning.ProviderType<text:line-break/></text:span><text:span text:style-name="Code2">public interface </text:span><text:span text:style-name="Code2"><text:span text:style-name="T28">HostedCapability</text:span></text:span></text:p>
        <text:p text:style-name="P72"><text:span text:style-name="Code2">extends org.osgi.resource.Capability</text:span></text:p>
        <text:p text:style-name="P95">A capability hosted by a resource.</text:p>
        <text:p text:style-name="P73"><text:span text:style-name="T26">A HostedCapability is a Capability where the </text:span><text:a xlink:type="simple" xlink:href="#r4" text:style-name="Internet_20_link" text:visited-style-name="Visited_20_Internet_20_Link"><text:span text:style-name="Code2"><text:span text:style-name="T31">getResource()</text:span></text:span></text:a><text:span text:style-name="Default_20_Paragraph_20_Font"><text:span text:style-name="T26">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98">ThreadSafe</text:p>
        <text:p text:style-name="P10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xt:span text:style-name="Summary_20_Heading_20_Font2"><text:span text:style-name="T4">Method Summary</text:span></text:span></text:p>
            </table:table-cell>
            <table:covered-table-cell/>
            <table:table-cell table:style-name="Table9.A1" office:value-type="string">
              <text:p text:style-name="P103"><text:span text:style-name="Page_20_Reference_20_Font"><text:span text:style-name="T14">Page</text:span></text:span></text:p>
            </table:table-cell>
          </table:table-row>
          <table:table-row table:style-name="Table9.1">
            <table:table-cell table:style-name="Table9.A2" office:value-type="string">
              <text:p text:style-name="P104"><text:span text:style-name="Code_20_Small1"><text:span text:style-name="T4">org.osgi.resource.Capability</text:span></text:span></text:p>
            </table:table-cell>
            <table:table-cell table:style-name="Table9.A2" office:value-type="string">
              <text:p text:style-name="P107"><text:a xlink:type="simple" xlink:href="#r5" text:style-name="Internet_20_link" text:visited-style-name="Visited_20_Internet_20_Link"><text:span text:style-name="Code2"><text:span text:style-name="T32">getDeclaredCapability</text:span></text:span></text:a><text:span text:style-name="Code2"><text:span text:style-name="T4">()</text:span></text:span></text:p>
              <text:p text:style-name="P108">Return the Capability hosted by the Resource.</text:p>
            </table:table-cell>
            <table:table-cell table:style-name="Table9.C2" office:value-type="string">
              <text:p text:style-name="P105"><text:span text:style-name="Page_20_Reference_20_Font"><text:span text:style-name="T4"><text:bookmark-ref text:reference-format="page" text:ref-name="r5">15</text:bookmark-ref></text:span></text:span></text:p>
            </table:table-cell>
          </table:table-row>
          <table:table-row table:style-name="Table9.1">
            <table:table-cell table:style-name="Table9.A3" office:value-type="string">
              <text:p text:style-name="P104"><text:span text:style-name="Code_20_Small1"><text:span text:style-name="T4">org.osgi.resource.Resource</text:span></text:span></text:p>
            </table:table-cell>
            <table:table-cell table:style-name="Table9.A3" office:value-type="string">
              <text:p text:style-name="P107"><text:a xlink:type="simple" xlink:href="#r4" text:style-name="Internet_20_link" text:visited-style-name="Visited_20_Internet_20_Link"><text:span text:style-name="Code2"><text:span text:style-name="T32">getResource</text:span></text:span></text:a><text:span text:style-name="Code2"><text:span text:style-name="T4">()</text:span></text:span></text:p>
              <text:p text:style-name="P108">Return the Resource that hosts this Capability.</text:p>
            </table:table-cell>
            <table:table-cell table:style-name="Table9.C3" office:value-type="string">
              <text:p text:style-name="P105"><text:span text:style-name="Page_20_Reference_20_Font"><text:span text:style-name="T4"><text:bookmark-ref text:reference-format="page" text:ref-name="r4">15</text:bookmark-ref></text:span></text:span></text:p>
            </table:table-cell>
          </table:table-row>
        </table:table>
        <text:p text:style-name="P55"/>
        <table:table table:name="Table10" table:style-name="Table10">
          <table:table-column table:style-name="Table10.A"/>
          <table:table-row table:style-name="Table10.1">
            <table:table-cell table:style-name="Table10.A1" office:value-type="string">
              <text:p text:style-name="P88">Methods inherited from interface org.osgi.resource.Capability</text:p>
            </table:table-cell>
          </table:table-row>
          <table:table-row table:style-name="Table10.2">
            <table:table-cell table:style-name="Table10.A2" office:value-type="string">
              <text:p text:style-name="P82"><text:span text:style-name="Code2"><text:span text:style-name="T4">equals, getAttributes, getDirectives, getNamespace, hashCode</text:span></text:span></text:p>
            </table:table-cell>
          </table:table-row>
        </table:table>
        <text:p text:style-name="P118">Method Detail</text:p>
        <text:p text:style-name="P117"><text:bookmark text:name="r4"/>getResource</text:p>
        <text:p text:style-name="P72"><text:span text:style-name="Code2">org.osgi.resource.Resource </text:span><text:span text:style-name="Code2"><text:span text:style-name="T28">getResource</text:span></text:span><text:span text:style-name="Code2">()</text:span></text:p>
        <text:p text:style-name="P67">Return the Resource that hosts this Capability.</text:p>
        <text:p text:style-name="P68">Specified by:</text:p>
        <text:p text:style-name="P111"><text:span text:style-name="Code2">getResource</text:span><text:span text:style-name="Default_20_Paragraph_20_Font"><text:span text:style-name="T26"> in interface </text:span></text:span><text:span text:style-name="Code2">org.osgi.resource.Capability</text:span></text:p>
        <text:p text:style-name="P68">Returns:</text:p>
        <text:p text:style-name="P112">The Resource that hosts this Capability.</text:p>
        <text:p text:style-name="P113"/>
        <text:p text:style-name="P116"><text:bookmark text:name="r5"/>getDeclaredCapability</text:p>
        <text:p text:style-name="P72"><text:span text:style-name="Code2">org.osgi.resource.Capability </text:span><text:span text:style-name="Code2"><text:span text:style-name="T28">getDeclaredCapability</text:span></text:span><text:span text:style-name="Code2">()</text:span></text:p>
        <text:p text:style-name="P67">Return the Capability hosted by the Resource.</text:p>
        <text:p text:style-name="P68">Returns:</text:p>
        <text:p text:style-name="P112">The Capability hosted by the Resource.</text:p>
        <text:p text:style-name="P122"><text:bookmark text:name="r11"/>Class ResolutionException</text:p>
        <text:p text:style-name="P97"><text:a xlink:type="simple" xlink:href="#r3" text:style-name="Internet_20_link" text:visited-style-name="Visited_20_Internet_20_Link"><text:span text:style-name="T33">org.osgi.service.resolver</text:span></text:a></text:p>
        <text:p text:style-name="P93"><text:span text:style-name="Code2">java.lang.Object</text:span></text:p>
        <text:p text:style-name="P99"><text:span text:style-name="Code2">  </text:span><text:span text:style-name="Code2"><draw:frame draw:style-name="fr1" draw:name="graphics4" text:anchor-type="as-char" svg:width="0.1563in" svg:height="0.1457in" draw:z-index="1"><draw:image xlink:href="Pictures/100002000000000F0000000EA95FCF9A.png" xlink:type="simple" xlink:show="embed" xlink:actuate="onLoad"/></draw:frame></text:span><text:span text:style-name="Code2">java.lang.Throwable</text:span></text:p>
        <text:p text:style-name="P99"><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57"><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28">org.osgi.service.resolver.ResolutionException</text:span></text:span></text:p>
        <text:p text:style-name="P120">All Implemented Interfaces:</text:p>
        <text:p text:style-name="P65">Serializable</text:p>
        <text:p text:style-name="P92"/>
        <text:p text:style-name="P100"><text:span text:style-name="Code2">public class </text:span><text:span text:style-name="Code2"><text:span text:style-name="T28">ResolutionException</text:span></text:span></text:p>
        <text:p text:style-name="P72"><text:span text:style-name="Code2">extends Exception</text:span></text:p>
        <text:p text:style-name="P95">Indicates failure to resolve a set of requirements.</text:p>
        <text:p text:style-name="P96"><text:span text:style-name="T26">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31">getUnresolvedRequirements()</text:span></text:span></text:a><text:span text:style-name="Default_20_Paragraph_20_Font"><text:span text:style-name="T26"> method.</text:span></text:span></text:p>
        <text:p text:style-name="P58">Resolver implementations may extend this class to provide extra state information about the reason for the resolution failure.</text:p>
        <text:p text:style-name="P101"/>
        <table:table table:name="Table12" table:style-name="Table12">
          <table:table-column table:style-name="Table12.A"/>
          <table:table-column table:style-name="Table12.B"/>
          <table:table-row table:style-name="Table12.1">
            <table:table-cell table:style-name="Table12.A1" office:value-type="string">
              <text:p text:style-name="P102"><text:span text:style-name="Summary_20_Heading_20_Font2"><text:span text:style-name="T4">Constructor Summary</text:span></text:span></text:p>
            </table:table-cell>
            <table:table-cell table:style-name="Table12.A1" office:value-type="string">
              <text:p text:style-name="P103"><text:span text:style-name="Page_20_Reference_20_Font"><text:span text:style-name="T14">Page</text:span></text:span></text:p>
            </table:table-cell>
          </table:table-row>
          <table:table-row table:style-name="Table12.1">
            <table:table-cell table:style-name="Table12.A2" office:value-type="string">
              <text:p text:style-name="P107"><text:a xlink:type="simple" xlink:href="#r8" text:style-name="Internet_20_link" text:visited-style-name="Visited_20_Internet_20_Link"><text:span text:style-name="Code2"><text:span text:style-name="T32">ResolutionException</text:span></text:span></text:a><text:span text:style-name="Code2"><text:span text:style-name="T4">(String message)</text:span></text:span></text:p>
              <text:p text:style-name="P109"><text:span text:style-name="T15">Create a </text:span><text:span text:style-name="Code2"><text:span text:style-name="T4">ResolutionException</text:span></text:span><text:span text:style-name="Default_20_Paragraph_20_Font"><text:span text:style-name="T15"> with the specified message.</text:span></text:span></text:p>
            </table:table-cell>
            <table:table-cell table:style-name="Table12.B2" office:value-type="string">
              <text:p text:style-name="P105"><text:span text:style-name="Page_20_Reference_20_Font"><text:span text:style-name="T4"><text:bookmark-ref text:reference-format="page" text:ref-name="r8">17</text:bookmark-ref></text:span></text:span></text:p>
            </table:table-cell>
          </table:table-row>
          <table:table-row table:style-name="Table12.1">
            <table:table-cell table:style-name="Table12.A3" office:value-type="string">
              <text:p text:style-name="P107"><text:a xlink:type="simple" xlink:href="#r7" text:style-name="Internet_20_link" text:visited-style-name="Visited_20_Internet_20_Link"><text:span text:style-name="Code2"><text:span text:style-name="T32">ResolutionException</text:span></text:span></text:a><text:span text:style-name="Code2"><text:span text:style-name="T4">(String message, Throwable cause, Collection&lt;org.osgi.resource.Requirement&gt; unresolvedRequirements)</text:span></text:span></text:p>
              <text:p text:style-name="P109"><text:span text:style-name="T15">Create a </text:span><text:span text:style-name="Code2"><text:span text:style-name="T4">ResolutionException</text:span></text:span><text:span text:style-name="Default_20_Paragraph_20_Font"><text:span text:style-name="T15"> with the specified message, cause and unresolved requirements.</text:span></text:span></text:p>
            </table:table-cell>
            <table:table-cell table:style-name="Table12.B3" office:value-type="string">
              <text:p text:style-name="P105"><text:span text:style-name="Page_20_Reference_20_Font"><text:span text:style-name="T4"><text:bookmark-ref text:reference-format="page" text:ref-name="r7">16</text:bookmark-ref></text:span></text:span></text:p>
            </table:table-cell>
          </table:table-row>
          <table:table-row table:style-name="Table12.1">
            <table:table-cell table:style-name="Table12.A3" office:value-type="string">
              <text:p text:style-name="P107"><text:a xlink:type="simple" xlink:href="#r9" text:style-name="Internet_20_link" text:visited-style-name="Visited_20_Internet_20_Link"><text:span text:style-name="Code2"><text:span text:style-name="T32">ResolutionException</text:span></text:span></text:a><text:span text:style-name="Code2"><text:span text:style-name="T4">(Throwable cause)</text:span></text:span></text:p>
              <text:p text:style-name="P109"><text:span text:style-name="T15">Create a </text:span><text:span text:style-name="Code2"><text:span text:style-name="T4">ResolutionException</text:span></text:span><text:span text:style-name="Default_20_Paragraph_20_Font"><text:span text:style-name="T15"> with the specified cause.</text:span></text:span></text:p>
            </table:table-cell>
            <table:table-cell table:style-name="Table12.B3" office:value-type="string">
              <text:p text:style-name="P105"><text:span text:style-name="Page_20_Reference_20_Font"><text:span text:style-name="T4"><text:bookmark-ref text:reference-format="page" text:ref-name="r9">17</text:bookmark-ref></text:span></text:span></text:p>
            </table:table-cell>
          </table:table-row>
        </table:table>
        <text:p text:style-name="P5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2"><text:span text:style-name="Summary_20_Heading_20_Font2"><text:span text:style-name="T4">Method Summary</text:span></text:span></text:p>
            </table:table-cell>
            <table:covered-table-cell/>
            <table:table-cell table:style-name="Table13.A1" office:value-type="string">
              <text:p text:style-name="P103"><text:span text:style-name="Page_20_Reference_20_Font"><text:span text:style-name="T14">Page</text:span></text:span></text:p>
            </table:table-cell>
          </table:table-row>
          <table:table-row table:style-name="Table13.1">
            <table:table-cell table:style-name="Table13.A2" office:value-type="string">
              <text:p text:style-name="P104"><text:span text:style-name="Code_20_Small1"><text:span text:style-name="T4">Collection&lt;org.osgi.resource.Requirement&gt;</text:span></text:span></text:p>
            </table:table-cell>
            <table:table-cell table:style-name="Table13.A2" office:value-type="string">
              <text:p text:style-name="P107"><text:a xlink:type="simple" xlink:href="#r10" text:style-name="Internet_20_link" text:visited-style-name="Visited_20_Internet_20_Link"><text:span text:style-name="Code2"><text:span text:style-name="T32">getUnresolvedRequirements</text:span></text:span></text:a><text:span text:style-name="Code2"><text:span text:style-name="T4">()</text:span></text:span></text:p>
              <text:p text:style-name="P108">Return the unresolved requirements, if any, for this exception.</text:p>
            </table:table-cell>
            <table:table-cell table:style-name="Table13.C2" office:value-type="string">
              <text:p text:style-name="P105"><text:span text:style-name="Page_20_Reference_20_Font"><text:span text:style-name="T4"><text:bookmark-ref text:reference-format="page" text:ref-name="r10">17</text:bookmark-ref></text:span></text:span></text:p>
            </table:table-cell>
          </table:table-row>
        </table:table>
        <text:p text:style-name="P118">Constructor Detail</text:p>
        <text:p text:style-name="P117"><text:bookmark text:name="r7"/>ResolutionException</text:p>
        <text:p text:style-name="P72"><text:span text:style-name="Code2">public </text:span><text:span text:style-name="Code2"><text:span text:style-name="T28">ResolutionException</text:span></text:span><text:span text:style-name="Code2">(String message,<text:line-break/>                           Throwable cause,<text:line-break/>                           Collection&lt;org.osgi.resource.Requirement&gt; unresolvedRequirements)</text:span></text:p>
        <text:p text:style-name="P66"><text:span text:style-name="T26">Create a </text:span><text:span text:style-name="Code2">ResolutionException</text:span><text:span text:style-name="Default_20_Paragraph_20_Font"><text:span text:style-name="T26"> with the specified message, cause and unresolved requirements.</text:span></text:span></text:p>
        <text:p text:style-name="P68">Parameters:</text:p>
        <text:p text:style-name="P111"><text:span text:style-name="Code2">message</text:span><text:span text:style-name="Default_20_Paragraph_20_Font"><text:span text:style-name="T26"> - The message.</text:span></text:span></text:p>
        <text:p text:style-name="P111"><text:span text:style-name="Code2">cause</text:span><text:span text:style-name="Default_20_Paragraph_20_Font"><text:span text:style-name="T26"> - The cause of this exception.</text:span></text:span></text:p>
        <text:p text:style-name="P111"><text:soft-page-break/><text:span text:style-name="Code2">unresolvedRequirements</text:span><text:span text:style-name="Default_20_Paragraph_20_Font"><text:span text:style-name="T26"> - The unresolved mandatory requirements from mandatory resources or </text:span></text:span><text:span text:style-name="Code2">null</text:span><text:span text:style-name="Default_20_Paragraph_20_Font"><text:span text:style-name="T26"> if no unresolved requirements information is provided.</text:span></text:span></text:p>
        <text:p text:style-name="P113"/>
        <text:p text:style-name="P116"><text:bookmark text:name="r8"/>ResolutionException</text:p>
        <text:p text:style-name="P72"><text:span text:style-name="Code2">public </text:span><text:span text:style-name="Code2"><text:span text:style-name="T28">ResolutionException</text:span></text:span><text:span text:style-name="Code2">(String message)</text:span></text:p>
        <text:p text:style-name="P66"><text:span text:style-name="T26">Create a </text:span><text:span text:style-name="Code2">ResolutionException</text:span><text:span text:style-name="Default_20_Paragraph_20_Font"><text:span text:style-name="T26"> with the specified message.</text:span></text:span></text:p>
        <text:p text:style-name="P68">Parameters:</text:p>
        <text:p text:style-name="P111"><text:span text:style-name="Code2">message</text:span><text:span text:style-name="Default_20_Paragraph_20_Font"><text:span text:style-name="T26"> - The message.</text:span></text:span></text:p>
        <text:p text:style-name="P113"/>
        <text:p text:style-name="P116"><text:bookmark text:name="r9"/>ResolutionException</text:p>
        <text:p text:style-name="P72"><text:span text:style-name="Code2">public </text:span><text:span text:style-name="Code2"><text:span text:style-name="T28">ResolutionException</text:span></text:span><text:span text:style-name="Code2">(Throwable cause)</text:span></text:p>
        <text:p text:style-name="P66"><text:span text:style-name="T26">Create a </text:span><text:span text:style-name="Code2">ResolutionException</text:span><text:span text:style-name="Default_20_Paragraph_20_Font"><text:span text:style-name="T26"> with the specified cause.</text:span></text:span></text:p>
        <text:p text:style-name="P68">Parameters:</text:p>
        <text:p text:style-name="P111"><text:span text:style-name="Code2">cause</text:span><text:span text:style-name="Default_20_Paragraph_20_Font"><text:span text:style-name="T26"> - The cause of this exception.</text:span></text:span></text:p>
        <text:p text:style-name="P118">Method Detail</text:p>
        <text:p text:style-name="P117"><text:bookmark text:name="r10"/>getUnresolvedRequirements</text:p>
        <text:p text:style-name="P72"><text:span text:style-name="Code2">public Collection&lt;org.osgi.resource.Requirement&gt; </text:span><text:span text:style-name="Code2"><text:span text:style-name="T28">getUnresolvedRequirements</text:span></text:span><text:span text:style-name="Code2">()</text:span></text:p>
        <text:p text:style-name="P69">Return the unresolved requirements, if any, for this exception.</text:p>
        <text:p text:style-name="P67">The unresolved requirements are provided for informational purposes and the specific set of unresolved requirements that are provided after a resolve failure is not defined.</text:p>
        <text:p text:style-name="P68">Returns:</text:p>
        <text:p text:style-name="P112">A collection of the unresolved requirements for this exception. The returned collection may be empty if no unresolved requirements information is available.</text:p>
        <text:p text:style-name="P123"><text:bookmark text:name="r21"/>Class ResolveContext</text:p>
        <text:p text:style-name="P97"><text:a xlink:type="simple" xlink:href="#r3" text:style-name="Internet_20_link" text:visited-style-name="Visited_20_Internet_20_Link"><text:span text:style-name="T33">org.osgi.service.resolver</text:span></text:a></text:p>
        <text:p text:style-name="P93"><text:span text:style-name="Code2">java.lang.Object</text:span></text:p>
        <text:p text:style-name="P57"><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28">org.osgi.service.resolver.ResolveContext</text:span></text:span></text:p>
        <text:p text:style-name="P92"/>
        <text:p text:style-name="P100"><text:span text:style-name="Code_20_Small1">@org.osgi.annotation.versioning.ConsumerType<text:line-break/></text:span><text:span text:style-name="Code2">abstract public class </text:span><text:span text:style-name="Code2"><text:span text:style-name="T28">ResolveContext</text:span></text:span></text:p>
        <text:p text:style-name="P72"><text:span text:style-name="Code2">extends Object</text:span></text:p>
        <text:p text:style-name="P96"><text:span text:style-name="T26">A resolve context provides resources, options and constraints to the potential solution of a </text:span><text:a xlink:type="simple" xlink:href="#r22" text:style-name="Internet_20_link" text:visited-style-name="Visited_20_Internet_20_Link"><text:span text:style-name="Code2"><text:span text:style-name="T31">resolve</text:span></text:span></text:a><text:span text:style-name="Default_20_Paragraph_20_Font"><text:span text:style-name="T26"> operation.</text:span></text:span></text:p>
        <text:p text:style-name="P95">Resolve Contexts:</text:p>
        <text:list xml:id="list6409279225518063851" text:style-name="RTF_5f_Num_20_2">
          <text:list-item>
            <text:p text:style-name="P59">Specify the mandatory and optional resources to resolve. The mandatory and optional resources must be consistent and correct. For example, they must not violate the singleton policy of the implementer.</text:p>
          </text:list-item>
          <text:list-item>
            <text:p text:style-name="P60"><text:span text:style-name="T15">Provide </text:span><text:span text:style-name="Code2"><text:span text:style-name="T4">capabilities</text:span></text:span><text:span text:style-name="Default_20_Paragraph_20_Font"><text:span text:style-name="T15"> that the Resolver can use to satisfy </text:span></text:span><text:span text:style-name="Code2"><text:span text:style-name="T4">requirements</text:span></text:span><text:span text:style-name="Default_20_Paragraph_20_Font"><text:span text:style-name="T15"> via the </text:span></text:span><text:a xlink:type="simple" xlink:href="#r15" text:style-name="Internet_20_link" text:visited-style-name="Visited_20_Internet_20_Link"><text:span text:style-name="Code2"><text:span text:style-name="T31">findProviders(Requirement)</text:span></text:span></text:a><text:span text:style-name="Default_20_Paragraph_20_Font"><text:span text:style-name="T15"> method</text:span></text:span></text:p>
          </text:list-item>
          <text:list-item>
            <text:p text:style-name="P60"><text:span text:style-name="T15">Constrain solutions via the </text:span><text:a xlink:type="simple" xlink:href="#r18" text:style-name="Internet_20_link" text:visited-style-name="Visited_20_Internet_20_Link"><text:span text:style-name="Code2"><text:span text:style-name="T31">getWirings()</text:span></text:span></text:a><text:span text:style-name="Default_20_Paragraph_20_Font"><text:span text:style-name="T15"> method. A wiring consists of a map of existing </text:span></text:span><text:span text:style-name="Code2"><text:span text:style-name="T4">resources</text:span></text:span><text:span text:style-name="Default_20_Paragraph_20_Font"><text:span text:style-name="T15"> to </text:span></text:span><text:span text:style-name="Code2"><text:span text:style-name="T4">wiring</text:span></text:span><text:span text:style-name="Default_20_Paragraph_20_Font"><text:span text:style-name="T15">.</text:span></text:span></text:p>
          </text:list-item>
          <text:list-item>
            <text:p text:style-name="P62"><text:span text:style-name="T15">Filter requirements that are part of a resolve operation via the </text:span><text:a xlink:type="simple" xlink:href="#r17" text:style-name="Internet_20_link" text:visited-style-name="Visited_20_Internet_20_Link"><text:span text:style-name="Code2"><text:span text:style-name="T31">isEffective(Requirement)</text:span></text:span></text:a><text:span text:style-name="Default_20_Paragraph_20_Font"><text:span text:style-name="T15">.</text:span></text:span></text:p>
          </text:list-item>
        </text:list>
        <text:p text:style-name="P95">A resolver may call the methods on the resolve context any number of times during a resolve operation using any thread. Implementors should ensure that this class is properly thread safe.</text:p>
        <text:p text:style-name="P73"><text:span text:style-name="T26">Except for </text:span><text:a xlink:type="simple" xlink:href="#r16" text:style-name="Internet_20_link" text:visited-style-name="Visited_20_Internet_20_Link"><text:span text:style-name="Code2"><text:span text:style-name="T31">insertHostedCapability(List, HostedCapability)</text:span></text:span></text:a><text:span text:style-name="Default_20_Paragraph_20_Font"><text:span text:style-name="T26"> and </text:span></text:span><text:a xlink:type="simple" xlink:href="#r20" text:style-name="Internet_20_link" text:visited-style-name="Visited_20_Internet_20_Link"><text:span text:style-name="Code2"><text:span text:style-name="T31">onCancel(Runnable)</text:span></text:span></text:a><text:span text:style-name="Default_20_Paragraph_20_Font"><text:span text:style-name="T26">, the resolve context methods must be </text:span></text:span><text:span text:style-name="Default_20_Paragraph_20_Font"><text:span text:style-name="T27">idempotent</text:span></text:span><text:span text:style-name="Default_20_Paragraph_20_Font"><text:span text:style-name="T26">. This means that resources must have constant capabilities and requirements and the resolve context must return a consistent set of capabilities, wires and effective requirements.</text:span></text:span></text:p>
        <text:p text:style-name="P98">ThreadSafe</text:p>
        <text:p text:style-name="P101"/>
        <table:table table:name="Table15" table:style-name="Table15">
          <table:table-column table:style-name="Table15.A"/>
          <table:table-column table:style-name="Table15.B"/>
          <table:table-row table:style-name="Table15.1">
            <table:table-cell table:style-name="Table15.A1" office:value-type="string">
              <text:p text:style-name="P102"><text:span text:style-name="Summary_20_Heading_20_Font2"><text:span text:style-name="T4">Constructor Summary</text:span></text:span></text:p>
            </table:table-cell>
            <table:table-cell table:style-name="Table15.A1" office:value-type="string">
              <text:p text:style-name="P103"><text:span text:style-name="Page_20_Reference_20_Font"><text:span text:style-name="T14">Page</text:span></text:span></text:p>
            </table:table-cell>
          </table:table-row>
          <table:table-row table:style-name="Table15.1">
            <table:table-cell table:style-name="Table15.A2" office:value-type="string">
              <text:p text:style-name="P106"><text:a xlink:type="simple" xlink:href="#r12" text:style-name="Internet_20_link" text:visited-style-name="Visited_20_Internet_20_Link"><text:span text:style-name="Code2"><text:span text:style-name="T32">ResolveContext</text:span></text:span></text:a><text:span text:style-name="Code2"><text:span text:style-name="T4">()</text:span></text:span></text:p>
            </table:table-cell>
            <table:table-cell table:style-name="Table15.B2" office:value-type="string">
              <text:p text:style-name="P105"><text:span text:style-name="Page_20_Reference_20_Font"><text:span text:style-name="T4"><text:bookmark-ref text:reference-format="page" text:ref-name="r12">19</text:bookmark-ref></text:span></text:span></text:p>
            </table:table-cell>
          </table:table-row>
        </table:table>
        <text:p text:style-name="P5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2"><text:span text:style-name="Summary_20_Heading_20_Font2"><text:span text:style-name="T4">Method Summary</text:span></text:span></text:p>
            </table:table-cell>
            <table:covered-table-cell/>
            <table:table-cell table:style-name="Table16.A1" office:value-type="string">
              <text:p text:style-name="P103"><text:span text:style-name="Page_20_Reference_20_Font"><text:span text:style-name="T14">Page</text:span></text:span></text:p>
            </table:table-cell>
          </table:table-row>
          <table:table-row table:style-name="Table16.1">
            <table:table-cell table:style-name="Table16.A2" office:value-type="string">
              <text:p text:style-name="P104"><text:span text:style-name="Code_20_Small1"><text:span text:style-name="T4">abstract List&lt;org.osgi.resource.Capability&gt;</text:span></text:span></text:p>
            </table:table-cell>
            <table:table-cell table:style-name="Table16.A2" office:value-type="string">
              <text:p text:style-name="P107"><text:a xlink:type="simple" xlink:href="#r15" text:style-name="Internet_20_link" text:visited-style-name="Visited_20_Internet_20_Link"><text:span text:style-name="Code2"><text:span text:style-name="T32">findProviders</text:span></text:span></text:a><text:span text:style-name="Code2"><text:span text:style-name="T4">(org.osgi.resource.Requirement requirement)</text:span></text:span></text:p>
              <text:p text:style-name="P108">Find Capabilities that match the given Requirement.</text:p>
            </table:table-cell>
            <table:table-cell table:style-name="Table16.C2" office:value-type="string">
              <text:p text:style-name="P105"><text:span text:style-name="Page_20_Reference_20_Font"><text:span text:style-name="T4"><text:bookmark-ref text:reference-format="page" text:ref-name="r15">19</text:bookmark-ref></text:span></text:span></text:p>
            </table:table-cell>
          </table:table-row>
          <table:table-row table:style-name="Table16.1">
            <table:table-cell table:style-name="Table16.A3" office:value-type="string">
              <text:p text:style-name="P104"><text:span text:style-name="Code_20_Small1"><text:span text:style-name="T4">Collection&lt;org.osgi.resource.Resource&gt;</text:span></text:span></text:p>
            </table:table-cell>
            <table:table-cell table:style-name="Table16.A3" office:value-type="string">
              <text:p text:style-name="P107"><text:a xlink:type="simple" xlink:href="#r19" text:style-name="Internet_20_link" text:visited-style-name="Visited_20_Internet_20_Link"><text:span text:style-name="Code2"><text:span text:style-name="T32">findRelatedResources</text:span></text:span></text:a><text:span text:style-name="Code2"><text:span text:style-name="T4">(org.osgi.resource.Resource resource)</text:span></text:span></text:p>
              <text:p text:style-name="P108">Find resources that are related to the given resource.</text:p>
            </table:table-cell>
            <table:table-cell table:style-name="Table16.C3" office:value-type="string">
              <text:p text:style-name="P105"><text:span text:style-name="Page_20_Reference_20_Font"><text:span text:style-name="T4"><text:bookmark-ref text:reference-format="page" text:ref-name="r19">21</text:bookmark-ref></text:span></text:span></text:p>
            </table:table-cell>
          </table:table-row>
          <table:table-row table:style-name="Table16.1">
            <table:table-cell table:style-name="Table16.A3" office:value-type="string">
              <text:p text:style-name="P104"><text:span text:style-name="Code_20_Small1"><text:span text:style-name="T4">Collection&lt;org.osgi.resource.Resource&gt;</text:span></text:span></text:p>
            </table:table-cell>
            <table:table-cell table:style-name="Table16.A3" office:value-type="string">
              <text:p text:style-name="P107"><text:a xlink:type="simple" xlink:href="#r13" text:style-name="Internet_20_link" text:visited-style-name="Visited_20_Internet_20_Link"><text:span text:style-name="Code2"><text:span text:style-name="T32">getMandatoryResources</text:span></text:span></text:a><text:span text:style-name="Code2"><text:span text:style-name="T4">()</text:span></text:span></text:p>
              <text:p text:style-name="P108">Return the resources that must be resolved for this resolve context.</text:p>
            </table:table-cell>
            <table:table-cell table:style-name="Table16.C3" office:value-type="string">
              <text:p text:style-name="P105"><text:span text:style-name="Page_20_Reference_20_Font"><text:span text:style-name="T4"><text:bookmark-ref text:reference-format="page" text:ref-name="r13">19</text:bookmark-ref></text:span></text:span></text:p>
            </table:table-cell>
          </table:table-row>
          <table:table-row table:style-name="Table16.1">
            <table:table-cell table:style-name="Table16.A3" office:value-type="string">
              <text:p text:style-name="P104"><text:span text:style-name="Code_20_Small1"><text:span text:style-name="T4">Collection&lt;org.osgi.resource.Resource&gt;</text:span></text:span></text:p>
            </table:table-cell>
            <table:table-cell table:style-name="Table16.A3" office:value-type="string">
              <text:p text:style-name="P107"><text:a xlink:type="simple" xlink:href="#r14" text:style-name="Internet_20_link" text:visited-style-name="Visited_20_Internet_20_Link"><text:span text:style-name="Code2"><text:span text:style-name="T32">getOptionalResources</text:span></text:span></text:a><text:span text:style-name="Code2"><text:span text:style-name="T4">()</text:span></text:span></text:p>
              <text:p text:style-name="P108">Return the resources that the resolver should attempt to resolve for this resolve context.</text:p>
            </table:table-cell>
            <table:table-cell table:style-name="Table16.C3" office:value-type="string">
              <text:p text:style-name="P105"><text:span text:style-name="Page_20_Reference_20_Font"><text:span text:style-name="T4"><text:bookmark-ref text:reference-format="page" text:ref-name="r14">19</text:bookmark-ref></text:span></text:span></text:p>
            </table:table-cell>
          </table:table-row>
          <table:table-row table:style-name="Table16.1">
            <table:table-cell table:style-name="Table16.A3" office:value-type="string">
              <text:p text:style-name="P104"><text:span text:style-name="Code_20_Small1"><text:span text:style-name="T4">abstract Map&lt;org.osgi.resource.Resource,org.osgi.resource.Wiring&gt;</text:span></text:span></text:p>
            </table:table-cell>
            <table:table-cell table:style-name="Table16.A3" office:value-type="string">
              <text:p text:style-name="P107"><text:a xlink:type="simple" xlink:href="#r18" text:style-name="Internet_20_link" text:visited-style-name="Visited_20_Internet_20_Link"><text:span text:style-name="Code2"><text:span text:style-name="T32">getWirings</text:span></text:span></text:a><text:span text:style-name="Code2"><text:span text:style-name="T4">()</text:span></text:span></text:p>
              <text:p text:style-name="P108">Returns the wirings for existing resolved resources.</text:p>
            </table:table-cell>
            <table:table-cell table:style-name="Table16.C3" office:value-type="string">
              <text:p text:style-name="P105"><text:span text:style-name="Page_20_Reference_20_Font"><text:span text:style-name="T4"><text:bookmark-ref text:reference-format="page" text:ref-name="r18">20</text:bookmark-ref></text:span></text:span></text:p>
            </table:table-cell>
          </table:table-row>
          <text:soft-page-break/>
          <table:table-row table:style-name="Table16.1">
            <table:table-cell table:style-name="Table16.A3" office:value-type="string">
              <text:p text:style-name="P104"><text:span text:style-name="Code_20_Small1"><text:span text:style-name="T4">abstract int</text:span></text:span></text:p>
            </table:table-cell>
            <table:table-cell table:style-name="Table16.A3" office:value-type="string">
              <text:p text:style-name="P107"><text:a xlink:type="simple" xlink:href="#r16" text:style-name="Internet_20_link" text:visited-style-name="Visited_20_Internet_20_Link"><text:span text:style-name="Code2"><text:span text:style-name="T32">insertHostedCapability</text:span></text:span></text:a><text:span text:style-name="Code2"><text:span text:style-name="T4">(List&lt;org.osgi.resource.Capability&gt; capabilities, </text:span></text:span><text:a xlink:type="simple" xlink:href="#r6" text:style-name="Internet_20_link" text:visited-style-name="Visited_20_Internet_20_Link"><text:span text:style-name="Code2"><text:span text:style-name="T31">HostedCapability</text:span></text:span></text:a><text:span text:style-name="Code2"><text:span text:style-name="T4"> hostedCapability)</text:span></text:span></text:p>
              <text:p text:style-name="P110"><text:span text:style-name="T15">Add a </text:span><text:a xlink:type="simple" xlink:href="#r6" text:style-name="Internet_20_link" text:visited-style-name="Visited_20_Internet_20_Link"><text:span text:style-name="Code2"><text:span text:style-name="T31">HostedCapability</text:span></text:span></text:a><text:span text:style-name="Default_20_Paragraph_20_Font"><text:span text:style-name="T15"> to the list of capabilities returned from </text:span></text:span><text:a xlink:type="simple" xlink:href="#r15" text:style-name="Internet_20_link" text:visited-style-name="Visited_20_Internet_20_Link"><text:span text:style-name="Code2"><text:span text:style-name="T31">findProviders(Requirement)</text:span></text:span></text:a><text:span text:style-name="Default_20_Paragraph_20_Font"><text:span text:style-name="T15">.</text:span></text:span></text:p>
            </table:table-cell>
            <table:table-cell table:style-name="Table16.C3" office:value-type="string">
              <text:p text:style-name="P105"><text:span text:style-name="Page_20_Reference_20_Font"><text:span text:style-name="T4"><text:bookmark-ref text:reference-format="page" text:ref-name="r16">20</text:bookmark-ref></text:span></text:span></text:p>
            </table:table-cell>
          </table:table-row>
          <table:table-row table:style-name="Table16.1">
            <table:table-cell table:style-name="Table16.A3" office:value-type="string">
              <text:p text:style-name="P104"><text:span text:style-name="Code_20_Small1"><text:span text:style-name="T4">abstract boolean</text:span></text:span></text:p>
            </table:table-cell>
            <table:table-cell table:style-name="Table16.A3" office:value-type="string">
              <text:p text:style-name="P107"><text:a xlink:type="simple" xlink:href="#r17" text:style-name="Internet_20_link" text:visited-style-name="Visited_20_Internet_20_Link"><text:span text:style-name="Code2"><text:span text:style-name="T32">isEffective</text:span></text:span></text:a><text:span text:style-name="Code2"><text:span text:style-name="T4">(org.osgi.resource.Requirement requirement)</text:span></text:span></text:p>
              <text:p text:style-name="P108">Test if a given requirement should be wired in the resolve operation.</text:p>
            </table:table-cell>
            <table:table-cell table:style-name="Table16.C3" office:value-type="string">
              <text:p text:style-name="P105"><text:span text:style-name="Page_20_Reference_20_Font"><text:span text:style-name="T4"><text:bookmark-ref text:reference-format="page" text:ref-name="r17">20</text:bookmark-ref></text:span></text:span></text:p>
            </table:table-cell>
          </table:table-row>
          <table:table-row table:style-name="Table16.1">
            <table:table-cell table:style-name="Table16.A3" office:value-type="string">
              <text:p text:style-name="P104"><text:span text:style-name="Code_20_Small1"><text:span text:style-name="T4">void</text:span></text:span></text:p>
            </table:table-cell>
            <table:table-cell table:style-name="Table16.A3" office:value-type="string">
              <text:p text:style-name="P107"><text:a xlink:type="simple" xlink:href="#r20" text:style-name="Internet_20_link" text:visited-style-name="Visited_20_Internet_20_Link"><text:span text:style-name="Code2"><text:span text:style-name="T32">onCancel</text:span></text:span></text:a><text:span text:style-name="Code2"><text:span text:style-name="T4">(Runnable callback)</text:span></text:span></text:p>
              <text:p text:style-name="P108">Registers a callback with the resolve context that is associated with the currently running resolve operation.</text:p>
            </table:table-cell>
            <table:table-cell table:style-name="Table16.C3" office:value-type="string">
              <text:p text:style-name="P105"><text:span text:style-name="Page_20_Reference_20_Font"><text:span text:style-name="T4"><text:bookmark-ref text:reference-format="page" text:ref-name="r20">21</text:bookmark-ref></text:span></text:span></text:p>
            </table:table-cell>
          </table:table-row>
        </table:table>
        <text:p text:style-name="P118">Constructor Detail</text:p>
        <text:p text:style-name="P117"><text:bookmark text:name="r12"/>ResolveContext</text:p>
        <text:p text:style-name="P72"><text:span text:style-name="Code2">public </text:span><text:span text:style-name="Code2"><text:span text:style-name="T28">ResolveContext</text:span></text:span><text:span text:style-name="Code2">()</text:span></text:p>
        <text:p text:style-name="P119">Method Detail</text:p>
        <text:p text:style-name="P117"><text:bookmark text:name="r13"/>getMandatoryResources</text:p>
        <text:p text:style-name="P72"><text:span text:style-name="Code2">public Collection&lt;org.osgi.resource.Resource&gt; </text:span><text:span text:style-name="Code2"><text:span text:style-name="T28">getMandatoryResources</text:span></text:span><text:span text:style-name="Code2">()</text:span></text:p>
        <text:p text:style-name="P69">Return the resources that must be resolved for this resolve context.</text:p>
        <text:p text:style-name="P67">The default implementation returns an empty collection.</text:p>
        <text:p text:style-name="P68">Returns:</text:p>
        <text:p text:style-name="P112">A collection of the resources that must be resolved for this resolve context. May be empty if there are no mandatory resources. The returned collection may be unmodifiable.</text:p>
        <text:p text:style-name="P113"/>
        <text:p text:style-name="P116"><text:bookmark text:name="r14"/>getOptionalResources</text:p>
        <text:p text:style-name="P72"><text:span text:style-name="Code2">public Collection&lt;org.osgi.resource.Resource&gt; </text:span><text:span text:style-name="Code2"><text:span text:style-name="T28">getOptionalResources</text:span></text:span><text:span text:style-name="Code2">()</text:span></text:p>
        <text:p text:style-name="P69">Return the resources that the resolver should attempt to resolve for this resolve context. Inability to resolve one of the specified resources will not result in a resolution exception.</text:p>
        <text:p text:style-name="P67">The default implementation returns an empty collection.</text:p>
        <text:p text:style-name="P68">Returns:</text:p>
        <text:p text:style-name="P112">A collection of the resources that the resolver should attempt to resolve for this resolve context. May be empty if there are no optional resources. The returned collection may be unmodifiable.</text:p>
        <text:p text:style-name="P113"/>
        <text:p text:style-name="P116"><text:bookmark text:name="r15"/>findProviders</text:p>
        <text:p text:style-name="P72"><text:span text:style-name="Code2">public abstract List&lt;org.osgi.resource.Capability&gt; </text:span><text:span text:style-name="Code2"><text:span text:style-name="T28">findProviders</text:span></text:span><text:span text:style-name="Code2">(org.osgi.resource.Requirement requirement)</text:span></text:p>
        <text:p text:style-name="P69">Find Capabilities that match the given Requirement.</text:p>
        <text:p text:style-name="P70"><text:span text:style-name="T26">The returned list contains </text:span><text:span text:style-name="Code2">org.osgi.resource.Capability</text:span><text:span text:style-name="Default_20_Paragraph_20_Font"><text:span text:style-name="T26">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31">HostedCapability</text:span></text:span></text:a><text:span text:style-name="Default_20_Paragraph_20_Font"><text:span text:style-name="T26"> objects with the </text:span></text:span><text:a xlink:type="simple" xlink:href="#r16" text:style-name="Internet_20_link" text:visited-style-name="Visited_20_Internet_20_Link"><text:span text:style-name="Code2"><text:span text:style-name="T31">insertHostedCapability(List, HostedCapability)</text:span></text:span></text:a><text:span text:style-name="Default_20_Paragraph_20_Font"><text:span text:style-name="T26"> method when it, for example, attaches </text:span></text:span><text:soft-page-break/><text:span text:style-name="Default_20_Paragraph_20_Font"><text:span text:style-name="T26">fragments. Those </text:span></text:span><text:a xlink:type="simple" xlink:href="#r6" text:style-name="Internet_20_link" text:visited-style-name="Visited_20_Internet_20_Link"><text:span text:style-name="Code2"><text:span text:style-name="T31">HostedCapability</text:span></text:span></text:a><text:span text:style-name="Default_20_Paragraph_20_Font"><text:span text:style-name="T26"> objects will then use the host's Resource which likely differs from the declared Resource of the corresponding Capability.</text:span></text:span></text:p>
        <text:p text:style-name="P70"><text:span text:style-name="T26">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31">insertHostedCapability(List, HostedCapability)</text:span></text:span></text:a><text:span text:style-name="Default_20_Paragraph_20_Font"><text:span text:style-name="T26"> method to add additional Capabilities to maintain priority order. In general, this is necessary when the Resolver uses Capabilities declared in a Resource but that must originate from an attached host.</text:span></text:span></text:p>
        <text:p text:style-name="P66"><text:span text:style-name="T26">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26"> namespace.</text:span></text:span></text:p>
        <text:p text:style-name="P68">Parameters:</text:p>
        <text:p text:style-name="P111"><text:span text:style-name="Code2">requirement</text:span><text:span text:style-name="Default_20_Paragraph_20_Font"><text:span text:style-name="T26"> - The requirement that a resolver is attempting to satisfy. Must not be </text:span></text:span><text:span text:style-name="Code2">null</text:span><text:span text:style-name="Default_20_Paragraph_20_Font"><text:span text:style-name="T26">.</text:span></text:span></text:p>
        <text:p text:style-name="P68">Returns:</text:p>
        <text:p text:style-name="P111"><text:span text:style-name="T26">A list of </text:span><text:span text:style-name="Code2">org.osgi.resource.Capability</text:span><text:span text:style-name="Default_20_Paragraph_20_Font"><text:span text:style-name="T26"> objects that match the specified requirement.</text:span></text:span></text:p>
        <text:p text:style-name="P113"/>
        <text:p text:style-name="P116"><text:bookmark text:name="r16"/>insertHostedCapability</text:p>
        <text:p text:style-name="P72"><text:span text:style-name="Code2">public abstract int </text:span><text:span text:style-name="Code2"><text:span text:style-name="T28">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31">HostedCapability</text:span></text:span></text:a><text:span text:style-name="Code2"> hostedCapability)</text:span></text:p>
        <text:p text:style-name="P70"><text:span text:style-name="T26">Add a </text:span><text:a xlink:type="simple" xlink:href="#r6" text:style-name="Internet_20_link" text:visited-style-name="Visited_20_Internet_20_Link"><text:span text:style-name="Code2"><text:span text:style-name="T31">HostedCapability</text:span></text:span></text:a><text:span text:style-name="Default_20_Paragraph_20_Font"><text:span text:style-name="T26"> to the list of capabilities returned from </text:span></text:span><text:a xlink:type="simple" xlink:href="#r15" text:style-name="Internet_20_link" text:visited-style-name="Visited_20_Internet_20_Link"><text:span text:style-name="Code2"><text:span text:style-name="T31">findProviders(Requirement)</text:span></text:span></text:a><text:span text:style-name="Default_20_Paragraph_20_Font"><text:span text:style-name="T26">.</text:span></text:span></text:p>
        <text:p text:style-name="P66"><text:span text:style-name="T26">This method is used by the </text:span><text:a xlink:type="simple" xlink:href="#r24" text:style-name="Internet_20_link" text:visited-style-name="Visited_20_Internet_20_Link"><text:span text:style-name="Code2"><text:span text:style-name="T31">Resolver</text:span></text:span></text:a><text:span text:style-name="Default_20_Paragraph_20_Font"><text:span text:style-name="T26"> to add Capabilities that are hosted by another Resource to the list of Capabilities returned from </text:span></text:span><text:a xlink:type="simple" xlink:href="#r15" text:style-name="Internet_20_link" text:visited-style-name="Visited_20_Internet_20_Link"><text:span text:style-name="Code2"><text:span text:style-name="T31">findProviders(Requirement)</text:span></text:span></text:a><text:span text:style-name="Default_20_Paragraph_20_Font"><text:span text:style-name="T26">.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31">HostedCapability</text:span></text:span></text:a><text:span text:style-name="Default_20_Paragraph_20_Font"><text:span text:style-name="T26">.</text:span></text:span></text:p>
        <text:p text:style-name="P68">Parameters:</text:p>
        <text:p text:style-name="P111"><text:span text:style-name="Code2">capabilities</text:span><text:span text:style-name="Default_20_Paragraph_20_Font"><text:span text:style-name="T26"> - The list returned from </text:span></text:span><text:a xlink:type="simple" xlink:href="#r15" text:style-name="Internet_20_link" text:visited-style-name="Visited_20_Internet_20_Link"><text:span text:style-name="Code2"><text:span text:style-name="T31">findProviders(Requirement)</text:span></text:span></text:a><text:span text:style-name="Default_20_Paragraph_20_Font"><text:span text:style-name="T26">. Must not be </text:span></text:span><text:span text:style-name="Code2">null</text:span><text:span text:style-name="Default_20_Paragraph_20_Font"><text:span text:style-name="T26">.</text:span></text:span></text:p>
        <text:p text:style-name="P111"><text:span text:style-name="Code2">hostedCapability</text:span><text:span text:style-name="Default_20_Paragraph_20_Font"><text:span text:style-name="T26"> - The HostedCapability to insert in the specified list. Must not be </text:span></text:span><text:span text:style-name="Code2">null</text:span><text:span text:style-name="Default_20_Paragraph_20_Font"><text:span text:style-name="T26">.</text:span></text:span></text:p>
        <text:p text:style-name="P68">Returns:</text:p>
        <text:p text:style-name="P112">The index in the list of the inserted HostedCapability.</text:p>
        <text:p text:style-name="P113"/>
        <text:p text:style-name="P116"><text:bookmark text:name="r17"/>isEffective</text:p>
        <text:p text:style-name="P72"><text:span text:style-name="Code2">public abstract boolean </text:span><text:span text:style-name="Code2"><text:span text:style-name="T28">isEffective</text:span></text:span><text:span text:style-name="Code2">(org.osgi.resource.Requirement requirement)</text:span></text:p>
        <text:p text:style-name="P70"><text:span text:style-name="T26">Test if a given requirement should be wired in the resolve operation. If this method returns </text:span><text:span text:style-name="Code2">false</text:span><text:span text:style-name="Default_20_Paragraph_20_Font"><text:span text:style-name="T26">, then the resolver should ignore this requirement during the resolve operation.</text:span></text:span></text:p>
        <text:p text:style-name="P66"><text:span text:style-name="T26">The primary use case for this is to test the </text:span><text:span text:style-name="Code2">effective</text:span><text:span text:style-name="Default_20_Paragraph_20_Font"><text:span text:style-name="T26"> directive on the requirement, though implementations are free to use any effective test.</text:span></text:span></text:p>
        <text:p text:style-name="P68">Parameters:</text:p>
        <text:p text:style-name="P111"><text:span text:style-name="Code2">requirement</text:span><text:span text:style-name="Default_20_Paragraph_20_Font"><text:span text:style-name="T26"> - The Requirement to test. Must not be </text:span></text:span><text:span text:style-name="Code2">null</text:span><text:span text:style-name="Default_20_Paragraph_20_Font"><text:span text:style-name="T26">.</text:span></text:span></text:p>
        <text:p text:style-name="P68">Returns:</text:p>
        <text:p text:style-name="P111"><text:span text:style-name="Code2">true</text:span><text:span text:style-name="Default_20_Paragraph_20_Font"><text:span text:style-name="T26"> if the requirement should be considered as part of the resolve operation.</text:span></text:span></text:p>
        <text:p text:style-name="P113"/>
        <text:p text:style-name="P116"><text:bookmark text:name="r18"/>getWirings</text:p>
        <text:p text:style-name="P72"><text:span text:style-name="Code2">public abstract Map&lt;org.osgi.resource.Resource,org.osgi.resource.Wiring&gt; </text:span><text:span text:style-name="Code2"><text:span text:style-name="T28">getWirings</text:span></text:span><text:span text:style-name="Code2">()</text:span></text:p>
        <text:p text:style-name="P69"><text:soft-page-break/>Returns the wirings for existing resolved resources.</text:p>
        <text:p text:style-name="P69">For example, if this resolve context is for an OSGi framework, then the result would contain all the currently resolved bundles with each bundle's current wiring.</text:p>
        <text:p text:style-name="P67">Multiple calls to this method for this resolve context must return the same result.</text:p>
        <text:p text:style-name="P68">Returns:</text:p>
        <text:p text:style-name="P112">The wirings for existing resolved resources. The returned map is unmodifiable.</text:p>
        <text:p text:style-name="P113"/>
        <text:p text:style-name="P116"><text:bookmark text:name="r19"/>findRelatedResources</text:p>
        <text:p text:style-name="P72"><text:span text:style-name="Code2">public Collection&lt;org.osgi.resource.Resource&gt; </text:span><text:span text:style-name="Code2"><text:span text:style-name="T28">findRelatedResources</text:span></text:span><text:span text:style-name="Code2">(org.osgi.resource.Resource resource)</text:span></text:p>
        <text:p text:style-name="P69">Find resources that are related to the given resource.</text:p>
        <text:p text:style-name="P70"><text:span text:style-name="T26">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31">mandatory</text:span></text:span></text:a><text:span text:style-name="Default_20_Paragraph_20_Font"><text:span text:style-name="T26"> resource.</text:span></text:span></text:p>
        <text:p text:style-name="P70"><text:span text:style-name="T26">The resolve context is asked to return related resources for each resource that is pulled into a resolve operation. This includes the </text:span><text:a xlink:type="simple" xlink:href="#r13" text:style-name="Internet_20_link" text:visited-style-name="Visited_20_Internet_20_Link"><text:span text:style-name="Code2"><text:span text:style-name="T31">mandatory</text:span></text:span></text:a><text:span text:style-name="Default_20_Paragraph_20_Font"><text:span text:style-name="T26"> and </text:span></text:span><text:a xlink:type="simple" xlink:href="#r14" text:style-name="Internet_20_link" text:visited-style-name="Visited_20_Internet_20_Link"><text:span text:style-name="Code2"><text:span text:style-name="T31">optional</text:span></text:span></text:a><text:span text:style-name="Default_20_Paragraph_20_Font"><text:span text:style-name="T26"> resources and each related resource returned by this method.</text:span></text:span></text:p>
        <text:p text:style-name="P67">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68">Parameters:</text:p>
        <text:p text:style-name="P111"><text:span text:style-name="Code2">resource</text:span><text:span text:style-name="Default_20_Paragraph_20_Font"><text:span text:style-name="T26"> - The Resource that a resolver is attempting to find related resources for. Must not be </text:span></text:span><text:span text:style-name="Code2">null</text:span><text:span text:style-name="Default_20_Paragraph_20_Font"><text:span text:style-name="T26">.</text:span></text:span></text:p>
        <text:p text:style-name="P68">Returns:</text:p>
        <text:p text:style-name="P112">A collection of the resources that the resolver should attempt to resolve for this resolve context. May be empty if there are no related resources. The returned collection may be unmodifiable.</text:p>
        <text:p text:style-name="P68">Since:</text:p>
        <text:p text:style-name="P112">1.1</text:p>
        <text:p text:style-name="P113"/>
        <text:p text:style-name="P116"><text:bookmark text:name="r20"/>onCancel</text:p>
        <text:p text:style-name="P72"><text:span text:style-name="Code2">public void </text:span><text:span text:style-name="Code2"><text:span text:style-name="T28">onCancel</text:span></text:span><text:span text:style-name="Code2">(Runnable callback)</text:span></text:p>
        <text:p text:style-name="P69">Registers a callback with the resolve context that is associated with the currently running resolve operation. The callback can be executed in order to cancel the currently running resolve operation.</text:p>
        <text:p text:style-name="P70"><text:span text:style-name="T26">The resolver must call this method once at the beginning of a resolve operation. If the specified callback is executed then the resolver must cancel the currently running resolve operation and throw a </text:span><text:a xlink:type="simple" xlink:href="#r11" text:style-name="Internet_20_link" text:visited-style-name="Visited_20_Internet_20_Link"><text:span text:style-name="Code2"><text:span text:style-name="T31">ResolutionException</text:span></text:span></text:a><text:span text:style-name="Default_20_Paragraph_20_Font"><text:span text:style-name="T26">.</text:span></text:span></text:p>
        <text:p text:style-name="P67">The callback allows a resolve context to cancel a long running resolve operation that appears to be running endlessly or at risk of running out of resources. The resolve context may then decide to give up on resolve operation or attempt to try another resolve operation with a smaller set of resources which may allow the resolve operation to complete normally.</text:p>
        <text:p text:style-name="P68">Parameters:</text:p>
        <text:p text:style-name="P111"><text:span text:style-name="Code2">callback</text:span><text:span text:style-name="Default_20_Paragraph_20_Font"><text:span text:style-name="T26"> - the callback to execute in order to cancel the resolve operation</text:span></text:span></text:p>
        <text:p text:style-name="P68"><text:soft-page-break/>Throws:</text:p>
        <text:p text:style-name="P111"><text:span text:style-name="Code2">IllegalStateException</text:span><text:span text:style-name="Default_20_Paragraph_20_Font"><text:span text:style-name="T26"> - if the resolver attempts to register more than one callback for the resolve operation</text:span></text:span></text:p>
        <text:p text:style-name="P124"><text:bookmark text:name="r24"/>Interface Resolver</text:p>
        <text:p text:style-name="P97"><text:a xlink:type="simple" xlink:href="#r3" text:style-name="Internet_20_link" text:visited-style-name="Visited_20_Internet_20_Link"><text:span text:style-name="T33">org.osgi.service.resolver</text:span></text:a></text:p>
        <text:p text:style-name="P92"/>
        <text:p text:style-name="P114"><text:span text:style-name="Code_20_Small1">@org.osgi.annotation.versioning.ProviderType<text:line-break/></text:span><text:span text:style-name="Code2">public interface </text:span><text:span text:style-name="Code2"><text:span text:style-name="T28">Resolver</text:span></text:span></text:p>
        <text:p text:style-name="P74">A resolver service resolves the specified resources in the context supplied by the caller.</text:p>
        <text:p text:style-name="P98">ThreadSafe</text:p>
        <text:p text:style-name="P10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2"><text:span text:style-name="Summary_20_Heading_20_Font2"><text:span text:style-name="T4">Method Summary</text:span></text:span></text:p>
            </table:table-cell>
            <table:covered-table-cell/>
            <table:table-cell table:style-name="Table18.A1" office:value-type="string">
              <text:p text:style-name="P103"><text:span text:style-name="Page_20_Reference_20_Font"><text:span text:style-name="T14">Page</text:span></text:span></text:p>
            </table:table-cell>
          </table:table-row>
          <table:table-row table:style-name="Table18.1">
            <table:table-cell table:style-name="Table18.A2" office:value-type="string">
              <text:p text:style-name="P104"><text:span text:style-name="Code_20_Small1"><text:span text:style-name="T4">Map&lt;org.osgi.resource.Resource,List&lt;org.osgi.resource.Wire&gt;&gt;</text:span></text:span></text:p>
            </table:table-cell>
            <table:table-cell table:style-name="Table18.A2" office:value-type="string">
              <text:p text:style-name="P107"><text:a xlink:type="simple" xlink:href="#r22" text:style-name="Internet_20_link" text:visited-style-name="Visited_20_Internet_20_Link"><text:span text:style-name="Code2"><text:span text:style-name="T32">resolve</text:span></text:span></text:a><text:span text:style-name="Code2"><text:span text:style-name="T4">(</text:span></text:span><text:a xlink:type="simple" xlink:href="#r21" text:style-name="Internet_20_link" text:visited-style-name="Visited_20_Internet_20_Link"><text:span text:style-name="Code2"><text:span text:style-name="T31">ResolveContext</text:span></text:span></text:a><text:span text:style-name="Code2"><text:span text:style-name="T4"> context)</text:span></text:span></text:p>
              <text:p text:style-name="P108">Resolve the specified resolve context and return any new resources and wires to the caller.</text:p>
            </table:table-cell>
            <table:table-cell table:style-name="Table18.C2" office:value-type="string">
              <text:p text:style-name="P105"><text:span text:style-name="Page_20_Reference_20_Font"><text:span text:style-name="T4"><text:bookmark-ref text:reference-format="page" text:ref-name="r22">23</text:bookmark-ref></text:span></text:span></text:p>
            </table:table-cell>
          </table:table-row>
          <table:table-row table:style-name="Table18.1">
            <table:table-cell table:style-name="Table18.A3" office:value-type="string">
              <text:p text:style-name="P104"><text:span text:style-name="Code_20_Small1"><text:span text:style-name="T4">Map&lt;org.osgi.resource.Resource,List&lt;org.osgi.resource.Wire&gt;&gt;</text:span></text:span></text:p>
            </table:table-cell>
            <table:table-cell table:style-name="Table18.A3" office:value-type="string">
              <text:p text:style-name="P107"><text:a xlink:type="simple" xlink:href="#r23" text:style-name="Internet_20_link" text:visited-style-name="Visited_20_Internet_20_Link"><text:span text:style-name="Code2"><text:span text:style-name="T32">resolveDynamic</text:span></text:span></text:a><text:span text:style-name="Code2"><text:span text:style-name="T4">(</text:span></text:span><text:a xlink:type="simple" xlink:href="#r21" text:style-name="Internet_20_link" text:visited-style-name="Visited_20_Internet_20_Link"><text:span text:style-name="Code2"><text:span text:style-name="T31">ResolveContext</text:span></text:span></text:a><text:span text:style-name="Code2"><text:span text:style-name="T4"> context, org.osgi.resource.Wiring hostWiring, org.osgi.resource.Requirement dynamicRequirement)</text:span></text:span></text:p>
              <text:p text:style-name="P108">Resolves a given dynamic requirement dynamically for the given host wiring using the given resolve context and return any new resources and wires to the caller.</text:p>
            </table:table-cell>
            <table:table-cell table:style-name="Table18.C3" office:value-type="string">
              <text:p text:style-name="P105"><text:span text:style-name="Page_20_Reference_20_Font"><text:span text:style-name="T4"><text:bookmark-ref text:reference-format="page" text:ref-name="r23">24</text:bookmark-ref></text:span></text:span></text:p>
            </table:table-cell>
          </table:table-row>
        </table:table>
        <text:p text:style-name="P118">Method Detail</text:p>
        <text:p text:style-name="P117"><text:bookmark text:name="r22"/>resolve</text:p>
        <text:p text:style-name="P72"><text:span text:style-name="Code2">Map&lt;org.osgi.resource.Resource,List&lt;org.osgi.resource.Wire&gt;&gt; </text:span><text:span text:style-name="Code2"><text:span text:style-name="T28">resolve</text:span></text:span><text:span text:style-name="Code2">(</text:span><text:a xlink:type="simple" xlink:href="#r21" text:style-name="Internet_20_link" text:visited-style-name="Visited_20_Internet_20_Link"><text:span text:style-name="Code2"><text:span text:style-name="T31">ResolveContext</text:span></text:span></text:a><text:span text:style-name="Code2"> context)<text:line-break/>                                                              throws </text:span><text:a xlink:type="simple" xlink:href="#r11" text:style-name="Internet_20_link" text:visited-style-name="Visited_20_Internet_20_Link"><text:span text:style-name="Code2"><text:span text:style-name="T31">ResolutionException</text:span></text:span></text:a></text:p>
        <text:p text:style-name="P69">Resolve the specified resolve context and return any new resources and wires to the caller.</text:p>
        <text:p text:style-name="P69">The resolver considers two groups of resources:</text:p>
        <text:list xml:id="list5139977723916206811" text:style-name="RTF_5f_Num_20_3">
          <text:list-item>
            <text:p text:style-name="P61"><text:span text:style-name="T15">Mandatory - any resource in the </text:span><text:a xlink:type="simple" xlink:href="#r13" text:style-name="Internet_20_link" text:visited-style-name="Visited_20_Internet_20_Link"><text:span text:style-name="Code2"><text:span text:style-name="T31">mandatory group</text:span></text:span></text:a><text:span text:style-name="Default_20_Paragraph_20_Font"><text:span text:style-name="T15">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31">ResolutionException</text:span></text:span></text:a></text:p>
          </text:list-item>
          <text:list-item>
            <text:p text:style-name="P63"><text:span text:style-name="T15">Optional - any resource in the </text:span><text:a xlink:type="simple" xlink:href="#r14" text:style-name="Internet_20_link" text:visited-style-name="Visited_20_Internet_20_Link"><text:span text:style-name="Code2"><text:span text:style-name="T31">optional group</text:span></text:span></text:a><text:span text:style-name="Default_20_Paragraph_20_Font"><text:span text:style-name="T15"> may be resolved. A failure to satisfy a mandatory requirement for a resource in this group will not fail the overall resolution but no resources or wires will be returned for that resource.</text:span></text:span></text:p>
          </text:list-item>
        </text:list>
        <text:p text:style-name="P70"><text:span text:style-name="T26">The resolve method returns the delta between the start state defined by </text:span><text:a xlink:type="simple" xlink:href="#r18" text:style-name="Internet_20_link" text:visited-style-name="Visited_20_Internet_20_Link"><text:span text:style-name="Code2"><text:span text:style-name="T31">ResolveContext.getWirings()</text:span></text:span></text:a><text:span text:style-name="Default_20_Paragraph_20_Font"><text:span text:style-name="T26"> and the end resolved state. That is, only new resources and wires are included.</text:span></text:span></text:p>
        <text:p text:style-name="P67">The behavior of the resolver is not defined if the specified resolve context supplies inconsistent information.</text:p>
        <text:p text:style-name="P68">Parameters:</text:p>
        <text:p text:style-name="P111"><text:span text:style-name="Code2">context</text:span><text:span text:style-name="Default_20_Paragraph_20_Font"><text:span text:style-name="T26"> - The resolve context for the resolve operation. Must not be </text:span></text:span><text:span text:style-name="Code2">null</text:span><text:span text:style-name="Default_20_Paragraph_20_Font"><text:span text:style-name="T26">.</text:span></text:span></text:p>
        <text:p text:style-name="P68">Returns:</text:p>
        <text:p text:style-name="P112">The new resources and wires required to satisfy the specified resolve context. The returned map is the property of the caller and can be modified by the caller.</text:p>
        <text:p text:style-name="P68">Throws:</text:p>
        <text:p text:style-name="P111"><text:a xlink:type="simple" xlink:href="#r11" text:style-name="Internet_20_link" text:visited-style-name="Visited_20_Internet_20_Link"><text:span text:style-name="Code2"><text:span text:style-name="T31">ResolutionException</text:span></text:span></text:a><text:span text:style-name="Default_20_Paragraph_20_Font"><text:span text:style-name="T26"> - If the resolution cannot be satisfied.</text:span></text:span></text:p>
        <text:p text:style-name="P113"/>
        <text:p text:style-name="P116"><text:bookmark text:name="r23"/><text:soft-page-break/>resolveDynamic</text:p>
        <text:p text:style-name="P72"><text:span text:style-name="Code2">Map&lt;org.osgi.resource.Resource,List&lt;org.osgi.resource.Wire&gt;&gt; </text:span><text:span text:style-name="Code2"><text:span text:style-name="T28">resolveDynamic</text:span></text:span><text:span text:style-name="Code2">(</text:span><text:a xlink:type="simple" xlink:href="#r21" text:style-name="Internet_20_link" text:visited-style-name="Visited_20_Internet_20_Link"><text:span text:style-name="Code2"><text:span text:style-name="T31">ResolveContext</text:span></text:span></text:a><text:span text:style-name="Code2"> context,<text:line-break/>                                                                            org.osgi.resource.Wiring hostWiring,<text:line-break/>                                                                            org.osgi.resource.Requirement dynamicRequirement)<text:line-break/>                                                                     throws </text:span><text:a xlink:type="simple" xlink:href="#r11" text:style-name="Internet_20_link" text:visited-style-name="Visited_20_Internet_20_Link"><text:span text:style-name="Code2"><text:span text:style-name="T31">ResolutionException</text:span></text:span></text:a></text:p>
        <text:p text:style-name="P69">Resolves a given dynamic requirement dynamically for the given host wiring using the given resolve context and return any new resources and wires to the caller.</text:p>
        <text:p text:style-name="P70"><text:span text:style-name="T26">The requirement must be a </text:span><text:span text:style-name="Code2">requirement</text:span><text:span text:style-name="Default_20_Paragraph_20_Font"><text:span text:style-name="T26"> of the wiring and must use the </text:span></text:span><text:span text:style-name="Code2">package</text:span><text:span text:style-name="Default_20_Paragraph_20_Font"><text:span text:style-name="T26"> namespace.</text:span></text:span></text:p>
        <text:p text:style-name="P70"><text:span text:style-name="T26">The resolve context is not asked for </text:span><text:a xlink:type="simple" xlink:href="#r13" text:style-name="Internet_20_link" text:visited-style-name="Visited_20_Internet_20_Link"><text:span text:style-name="Code2"><text:span text:style-name="T31">mandatory</text:span></text:span></text:a><text:span text:style-name="Default_20_Paragraph_20_Font"><text:span text:style-name="T26"> resources or for </text:span></text:span><text:a xlink:type="simple" xlink:href="#r13" text:style-name="Internet_20_link" text:visited-style-name="Visited_20_Internet_20_Link"><text:span text:style-name="Code2"><text:span text:style-name="T31">optional</text:span></text:span></text:a><text:span text:style-name="Default_20_Paragraph_20_Font"><text:span text:style-name="T26"> resources. The resolve context is asked to </text:span></text:span><text:a xlink:type="simple" xlink:href="#r15" text:style-name="Internet_20_link" text:visited-style-name="Visited_20_Internet_20_Link"><text:span text:style-name="Code2"><text:span text:style-name="T31">find providers</text:span></text:span></text:a><text:span text:style-name="Default_20_Paragraph_20_Font"><text:span text:style-name="T26"> for the given requirement. The matching </text:span></text:span><text:span text:style-name="Code2">package</text:span><text:span text:style-name="Default_20_Paragraph_20_Font"><text:span text:style-name="T26"> capabilities returned by the resolve context must not have a </text:span></text:span><text:span text:style-name="Code2">osgi.wiring.package</text:span><text:span text:style-name="Default_20_Paragraph_20_Font"><text:span text:style-name="T26"> attribute equal to a </text:span></text:span><text:span text:style-name="Code2">package</text:span><text:span text:style-name="Default_20_Paragraph_20_Font"><text:span text:style-name="T26"> capability already </text:span></text:span><text:span text:style-name="Code2">wired to</text:span><text:span text:style-name="Default_20_Paragraph_20_Font"><text:span text:style-name="T26"> by the wiring or equal a </text:span></text:span><text:span text:style-name="Code2">package</text:span><text:span text:style-name="Default_20_Paragraph_20_Font"><text:span text:style-name="T26"> capability </text:span></text:span><text:span text:style-name="Code2">provided</text:span><text:span text:style-name="Default_20_Paragraph_20_Font"><text:span text:style-name="T26"> by the wiring. The resolve context may be requested to </text:span></text:span><text:a xlink:type="simple" xlink:href="#r15" text:style-name="Internet_20_link" text:visited-style-name="Visited_20_Internet_20_Link"><text:span text:style-name="Code2"><text:span text:style-name="T31">find providers</text:span></text:span></text:a><text:span text:style-name="Default_20_Paragraph_20_Font"><text:span text:style-name="T26"> for other requirements in order to resolve the resources that provide the matching capabilities to the given requirement.</text:span></text:span></text:p>
        <text:p text:style-name="P70"><text:span text:style-name="T26">If the requirement </text:span><text:span text:style-name="Code2">cardinality</text:span><text:span text:style-name="Default_20_Paragraph_20_Font"><text:span text:style-name="T26"> is not </text:span></text:span><text:span text:style-name="Code2">multiple</text:span><text:span text:style-name="Default_20_Paragraph_20_Font"><text:span text:style-name="T26"> then no new wire must be created if the </text:span></text:span><text:span text:style-name="Code2">wires</text:span><text:span text:style-name="Default_20_Paragraph_20_Font"><text:span text:style-name="T26"> of the wiring already contain a wire that uses the </text:span></text:span><text:span text:style-name="Code2">requirement</text:span></text:p>
        <text:p text:style-name="P66"><text:span text:style-name="T26">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26">. The wire list for the wiring resource will only contain one wire which is for the dynamic requirement.</text:span></text:span></text:p>
        <text:p text:style-name="P68">Parameters:</text:p>
        <text:p text:style-name="P111"><text:span text:style-name="Code2">context</text:span><text:span text:style-name="Default_20_Paragraph_20_Font"><text:span text:style-name="T26"> - The resolve context for the resolve operation. Must not be </text:span></text:span><text:span text:style-name="Code2">null</text:span><text:span text:style-name="Default_20_Paragraph_20_Font"><text:span text:style-name="T26">.</text:span></text:span></text:p>
        <text:p text:style-name="P111"><text:span text:style-name="Code2">hostWiring</text:span><text:span text:style-name="Default_20_Paragraph_20_Font"><text:span text:style-name="T26"> - The wiring with the dynamic </text:span></text:span><text:span text:style-name="Code2">requirement</text:span><text:span text:style-name="Default_20_Paragraph_20_Font"><text:span text:style-name="T26">. Must not be </text:span></text:span><text:span text:style-name="Code2">null</text:span><text:span text:style-name="Default_20_Paragraph_20_Font"><text:span text:style-name="T26">.</text:span></text:span></text:p>
        <text:p text:style-name="P111"><text:span text:style-name="Code2">dynamicRequirement</text:span><text:span text:style-name="Default_20_Paragraph_20_Font"><text:span text:style-name="T26"> - The dynamic requirement. Must not be </text:span></text:span><text:span text:style-name="Code2">null</text:span><text:span text:style-name="Default_20_Paragraph_20_Font"><text:span text:style-name="T26">.</text:span></text:span></text:p>
        <text:p text:style-name="P68">Returns:</text:p>
        <text:p text:style-name="P112">The new resources and wires required to satisfy the specified dynamic requirement. The returned map is the property of the caller and can be modified by the caller. If no new wires were created then a ResolutionException is thrown.</text:p>
        <text:p text:style-name="P68">Throws:</text:p>
        <text:p text:style-name="P111"><text:a xlink:type="simple" xlink:href="#r11" text:style-name="Internet_20_link" text:visited-style-name="Visited_20_Internet_20_Link"><text:span text:style-name="Code2"><text:span text:style-name="T31">ResolutionException</text:span></text:span></text:a><text:span text:style-name="Default_20_Paragraph_20_Font"><text:span text:style-name="T26"> - if the dynamic requirement cannot be resolved</text:span></text:span></text:p>
        <text:section text:style-name="Sect2" text:name="Section2">
          <text:p text:style-name="P115"><text:span text:style-name="T36">Java API documentation generated with </text:span><text:a xlink:type="simple" xlink:href="http://www.filigris.com/products/docflex_javadoc/#docflex-doclet" text:style-name="Internet_20_link" text:visited-style-name="Visited_20_Internet_20_Link"><text:span text:style-name="T34">DocFlex/Doclet</text:span></text:a><text:span text:style-name="Default_20_Paragraph_20_Font"><text:span text:style-name="T36"> v1.5.6</text:span></text:span></text:p>
          <text:p text:style-name="P56"><text:span text:style-name="T36">DocFlex/Doclet is both a multi-format Javadoc doclet and a free edition of </text:span><text:a xlink:type="simple" xlink:href="http://www.filigris.com/products/docflex_javadoc/" text:style-name="Internet_20_link" text:visited-style-name="Visited_20_Internet_20_Link"><text:span text:style-name="T34">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34">www.docflex.com</text:span></text:span></text:a></text:p>
        </text:section>
      </text:section>
      <text:p text:style-name="P35"/>
      <text:h text:style-name="P52" text:outline-level="1">Considered Alternatives</text:h>
      <text:p text:style-name="P8"/>
      <text:h text:style-name="P52" text:outline-level="1"><text:soft-page-break/>Security Considerations</text:h>
      <text:p text:style-name="P8">No security concerns for this RFC</text:p>
      <text:h text:style-name="P52" text:outline-level="1">Document Support</text:h>
      <text:h text:style-name="P51" text:outline-level="2">References</text:h>
      <text:list xml:id="list8693288889198671107" text:style-name="WW8Num3">
        <text:list-item>
          <text:p text:style-name="P36"><text:bookmark-start text:name="_Ref493020620"/>Bradner, S., Key words for use in RFCs to Indicate Requirement Levels, RFC2119, March 1997.<text:bookmark-end text:name="_Ref493020620"/></text:p>
        </text:list-item>
        <text:list-item>
          <text:p text:style-name="P36">Software Requirements &amp; Specifications. Michael Jackson. ISBN 0-201-87712-0</text:p>
        </text:list-item>
      </text:list>
      <text:p text:style-name="P34"/>
      <text:p text:style-name="P8"><text:span text:style-name="T20">Add references simply by adding new items. You can then cross-refer to them by chosing &lt;Insert&gt;&lt;Cross Reference&gt;&lt;Numbered Item&gt; and then selecting the paragraph. </text:span><text:span text:style-name="T21">STATIC REFERENCES (I.E. BODGED) ARE NOT ACCEPTABLE, SOMEONE WILL HAVE TO UPDATE THEM LATER, SO DO IT PROPERLY NOW.</text:span></text:p>
      <text:h text:style-name="P51"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23">Name</text:p>
          </table:table-cell>
          <table:table-cell table:style-name="Table2.B1" office:value-type="string">
            <text:p text:style-name="P23"/>
          </table:table-cell>
        </table:table-row>
        <table:table-row table:style-name="Table2.1">
          <table:table-cell table:style-name="Table2.A1" office:value-type="string">
            <text:p text:style-name="P23">Company</text:p>
          </table:table-cell>
          <table:table-cell table:style-name="Table2.B1" office:value-type="string">
            <text:p text:style-name="P23"/>
          </table:table-cell>
        </table:table-row>
        <table:table-row table:style-name="Table2.1">
          <table:table-cell table:style-name="Table2.A1" office:value-type="string">
            <text:p text:style-name="P23">Address</text:p>
          </table:table-cell>
          <table:table-cell table:style-name="Table2.B1" office:value-type="string">
            <text:p text:style-name="P23"/>
          </table:table-cell>
        </table:table-row>
        <table:table-row table:style-name="Table2.1">
          <table:table-cell table:style-name="Table2.A1" office:value-type="string">
            <text:p text:style-name="P23">Voice</text:p>
          </table:table-cell>
          <table:table-cell table:style-name="Table2.B1" office:value-type="string">
            <text:p text:style-name="P23"/>
          </table:table-cell>
        </table:table-row>
        <table:table-row table:style-name="Table2.1">
          <table:table-cell table:style-name="Table2.A1" office:value-type="string">
            <text:p text:style-name="P26">e-mail</text:p>
          </table:table-cell>
          <table:table-cell table:style-name="Table2.B1" office:value-type="string">
            <text:p text:style-name="P26"/>
          </table:table-cell>
        </table:table-row>
      </table:table>
      <text:p text:style-name="P8"/>
      <text:h text:style-name="P51" text:outline-level="2">Acronyms and Abbreviations</text:h>
      <text:p text:style-name="P8"/>
      <text:h text:style-name="P51"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3</text:page-number> of <text:page-count style:num-format="1">25</text:page-count></text:p>
        <text:p text:style-name="Header"/>
        <text:p text:style-name="Header"><text:tab/>Draft<text:tab/> <text:modification-date style:data-style-name="N76">May 20,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4</text:page-number> of <text:page-count style:num-format="1">25</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5</text:page-number> of <text:page-count style:num-format="1">25</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7</text:page-number> of <text:page-count style:num-format="1">25</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2</text:page-number> of <text:page-count style:num-format="1">25</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5</text:page-number> of <text:page-count style:num-format="1">2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22</meta:editing-cycles>
    <meta:editing-duration>P8DT3H47M15S</meta:editing-duration>
    <dc:date>2016-05-20T16:16:28.63</dc:date>
    <meta:document-statistic meta:table-count="18" meta:image-count="4" meta:object-count="1" meta:page-count="25" meta:paragraph-count="499" meta:word-count="6640" meta:character-count="46252"/>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